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2cm" svg:stroke-color="#ffffff" draw:marker-start-width="0.352cm" draw:marker-end-width="0.352cm" draw:fill="solid" draw:fill-color="#0084d1" draw:opacity="100%" draw:textarea-horizontal-align="justify" draw:textarea-vertical-align="middle" draw:auto-grow-height="false" fo:padding-top="0.175cm" fo:padding-bottom="0.175cm" fo:padding-left="0.3cm" fo:padding-right="0.3cm" draw:shadow-opacity="100%"/>
    </style:style>
    <style:style style:name="gr2" style:family="graphic" style:parent-style-name="standard">
      <style:graphic-properties draw:stroke="none" svg:stroke-color="#000000" draw:fill="none" draw:fill-color="#ffffff" draw:auto-grow-height="true" draw:auto-grow-width="false" fo:max-height="0cm" fo:min-height="0.766cm"/>
    </style:style>
    <style:style style:name="gr3" style:family="graphic" style:parent-style-name="standard">
      <style:graphic-properties svg:stroke-width="0.102cm" draw:marker-start-width="0.352cm" draw:marker-end-width="0.352cm" draw:fill="solid" draw:fill-color="#ff950e" draw:opacity="100%" draw:textarea-horizontal-align="justify" draw:textarea-vertical-align="middle" draw:auto-grow-height="false" fo:padding-top="0.175cm" fo:padding-bottom="0.175cm" fo:padding-left="0.3cm" fo:padding-right="0.3cm" draw:shadow-opacity="100%"/>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6" style:family="graphic">
      <style:graphic-properties style:protect="size"/>
    </style:style>
    <style:style style:name="gr7" style:family="graphic" style:parent-style-name="standard">
      <style:graphic-properties draw:stroke="none" draw:stroke-dash="Ultrafine_20_2_20_Dots_20_3_20_Dashes" draw:fill="none" fo:min-height="0.867cm"/>
    </style:style>
    <style:style style:name="gr8" style:family="graphic" style:parent-style-name="standard">
      <style:graphic-properties draw:stroke="none" draw:fill="none" fo:min-height="0.71cm"/>
    </style:style>
    <style:style style:name="gr9" style:family="graphic" style:parent-style-name="standard">
      <style:graphic-properties draw:textarea-horizontal-align="left" draw:textarea-vertical-align="top" draw:auto-grow-height="false"/>
    </style:style>
    <style:style style:name="gr10"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11"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2"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3"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4"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5"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6"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7"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8"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19"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20"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21"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22"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23" style:family="graphic" style:parent-style-name="standard">
      <style:graphic-properties draw:textarea-vertical-align="middle" draw:auto-grow-height="false" fo:min-height="0cm" fo:min-width="0cm"/>
    </style:style>
    <style:style style:name="gr24"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27"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draw:fill="solid" draw:fill-color="#0084d1" draw:opacity="100%" draw:textarea-horizontal-align="justify" draw:textarea-vertical-align="middle" draw:auto-grow-height="false" draw:shadow-opacity="100%"/>
    </style:style>
    <style:style style:name="gr29" style:family="graphic" style:parent-style-name="standard">
      <style:graphic-properties svg:stroke-width="0.152cm" svg:stroke-color="#ffffff" draw:marker-start-width="0.427cm" draw:marker-end-width="0.427cm" draw:fill="none" draw:textarea-horizontal-align="justify" draw:textarea-vertical-align="middle" draw:auto-grow-height="false" fo:padding-top="0.2cm" fo:padding-bottom="0.2cm" fo:padding-left="0.325cm" fo:padding-right="0.325cm"/>
    </style:style>
    <style:style style:name="gr30" style:family="graphic" style:parent-style-name="objectwithoutfill">
      <style:graphic-properties draw:stroke="solid" draw:stroke-dash="Ultrafine_20_2_20_Dots_20_3_20_Dashes" svg:stroke-width="0.051cm" svg:stroke-color="#ffffff" draw:marker-start-width="0.276cm" draw:marker-end="Arrow" draw:marker-end-width="0.376cm" draw:fill="none" draw:textarea-vertical-align="middle" fo:padding-top="0.15cm" fo:padding-bottom="0.15cm" fo:padding-left="0.275cm" fo:padding-right="0.275cm"/>
    </style:style>
    <style:style style:name="gr31"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32" style:family="graphic" style:parent-style-name="standard">
      <style:graphic-properties draw:stroke="none" draw:fill="none" fo:min-height="0.395cm"/>
    </style:style>
    <style:style style:name="gr33"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34" style:family="graphic" style:parent-style-name="standard" style:list-style-name="L2">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r4" style:family="presentation" style:parent-style-name="Bticino-outline1" style:list-style-name="L3">
      <style:graphic-properties fo:min-height="15.244cm"/>
    </style:style>
    <style:style style:name="pr5" style:family="presentation" style:parent-style-name="Bticino-outline1" style:list-style-name="L3">
      <style:graphic-properties fo:min-height="15.244cm"/>
    </style:style>
    <style:style style:name="pr6" style:family="presentation" style:parent-style-name="Bticino-outline1" style:list-style-name="L3">
      <style:graphic-properties fo:min-height="15.244cm"/>
    </style:style>
    <style:style style:name="pr7" style:family="presentation" style:parent-style-name="Bticino-outline1" style:list-style-name="L3">
      <style:graphic-properties fo:min-height="15.244cm"/>
    </style:style>
    <style:style style:name="pr8" style:family="presentation" style:parent-style-name="Bticino-outline1" style:list-style-name="L3">
      <style:graphic-properties fo:min-height="15.244cm"/>
    </style:style>
    <style:style style:name="pr9" style:family="presentation" style:parent-style-name="Bticino-outline1" style:list-style-name="L3">
      <style:graphic-properties fo:min-height="15.244cm"/>
    </style:style>
    <style:style style:name="pr10" style:family="presentation" style:parent-style-name="Bticino-outline1" style:list-style-name="L3">
      <style:graphic-properties fo:min-height="15.244cm"/>
    </style:style>
    <style:style style:name="pr11" style:family="presentation" style:parent-style-name="Bticino-outline1" style:list-style-name="L3">
      <style:graphic-properties fo:min-height="15.244cm"/>
    </style:style>
    <style:style style:name="P1" style:family="paragraph">
      <style:text-properties fo:font-family="'Ubuntu Condensed'" style:font-pitch="variable"/>
    </style:style>
    <style:style style:name="P2" style:family="paragraph">
      <style:paragraph-properties fo:text-align="center"/>
    </style:style>
    <style:style style:name="P3" style:family="paragraph">
      <style:paragraph-properties fo:text-align="center"/>
      <style:text-properties fo:font-family="'Ubuntu Condensed'" style:font-pitch="variable" fo:font-size="18pt" fo:font-weight="bold" style:font-weight-asian="bold" style:font-weight-complex="bold"/>
    </style:style>
    <style:style style:name="P4" style:family="paragraph">
      <style:paragraph-properties fo:text-align="start"/>
    </style:style>
    <style:style style:name="P5" style:family="paragraph">
      <style:paragraph-properties fo:text-align="start"/>
      <style:text-properties fo:color="#00ff00" fo:font-family="'Ubuntu Condensed'" style:font-pitch="variable" fo:font-weight="bold" style:font-weight-asian="bold" style:font-weight-complex="bold"/>
    </style:style>
    <style:style style:name="P6" style:family="paragraph">
      <style:text-properties fo:font-size="12pt"/>
    </style:style>
    <style:style style:name="P7" style:family="paragraph">
      <style:text-properties fo:font-family="Ubuntu" style:font-pitch="variable" fo:font-size="32pt" style:font-size-asian="32pt" style:font-size-complex="32pt"/>
    </style:style>
    <style:style style:name="P8" style:family="paragraph">
      <style:text-properties fo:font-family="'Ubuntu Condensed'" style:font-pitch="variable" fo:font-size="28pt" style:font-size-asian="28pt" style:font-size-complex="28pt"/>
    </style:style>
    <style:style style:name="P9" style:family="paragraph">
      <style:text-properties fo:font-family="'Ubuntu Condensed'" style:font-pitch="variable" fo:font-size="22pt" style:font-size-asian="22pt" style:font-size-complex="22pt"/>
    </style:style>
    <style:style style:name="P10" style:family="paragraph">
      <style:paragraph-properties fo:text-align="start"/>
      <style:text-properties fo:font-size="18pt"/>
    </style:style>
    <style:style style:name="P11" style:family="paragraph">
      <style:paragraph-properties fo:text-align="start"/>
      <style:text-properties fo:color="#00ff00" fo:font-family="'Ubuntu Condensed'" style:font-pitch="variable" fo:font-size="18pt" fo:font-weight="bold" style:font-weight-asian="bold" style:font-weight-complex="bold"/>
    </style:style>
    <style:style style:name="P12" style:family="paragraph">
      <style:text-properties fo:font-size="18pt"/>
    </style:style>
    <style:style style:name="P13" style:family="paragraph">
      <style:text-properties fo:color="#0000ff" fo:font-family="'Ubuntu Condensed'" style:font-pitch="variable" fo:font-size="18pt" fo:font-weight="bold" style:font-weight-asian="bold" style:font-weight-complex="bold"/>
    </style:style>
    <style:style style:name="P14" style:family="paragraph">
      <style:paragraph-properties fo:text-align="center"/>
      <style:text-properties fo:font-family="'Ubuntu Condensed'" style:font-pitch="variable" fo:font-size="13pt" style:font-size-asian="13pt" style:font-size-complex="13pt"/>
    </style:style>
    <style:style style:name="P15" style:family="paragraph">
      <style:paragraph-properties fo:text-align="center"/>
      <style:text-properties fo:font-size="16pt" fo:font-weight="normal" style:font-size-asian="16pt" style:font-weight-asian="normal" style:font-size-complex="16pt" style:font-weight-complex="normal"/>
    </style:style>
    <style:style style:name="P16" style:family="paragraph">
      <style:paragraph-properties fo:text-align="center"/>
      <style:text-properties fo:font-family="'Ubuntu Condensed'" style:font-pitch="variable" fo:font-size="16pt" fo:font-weight="normal" style:font-size-asian="16pt" style:font-weight-asian="normal" style:font-size-complex="16pt" style:font-weight-complex="normal"/>
    </style:style>
    <style:style style:name="P17" style:family="paragraph">
      <style:paragraph-properties fo:text-align="center"/>
      <style:text-properties fo:font-family="'Ubuntu Condensed'" style:font-pitch="variable"/>
    </style:style>
    <style:style style:name="P18" style:family="paragraph">
      <style:paragraph-properties fo:text-align="start"/>
      <style:text-properties fo:font-family="'Ubuntu Condensed'" style:font-pitch="variable" fo:font-size="28pt" style:font-size-asian="28pt" style:font-size-complex="28pt"/>
    </style:style>
    <style:style style:name="P19" style:family="paragraph">
      <style:paragraph-properties fo:text-align="center"/>
      <style:text-properties fo:font-family="'Ubuntu Condensed'" style:font-pitch="variable"/>
    </style:style>
    <style:style style:name="P20" style:family="paragraph">
      <style:text-properties fo:font-family="Ubuntu" style:font-pitch="variable"/>
    </style:style>
    <style:style style:name="P21" style:family="paragraph">
      <style:text-properties fo:font-family="Ubuntu" style:font-pitch="variable" fo:font-size="22pt" style:font-size-asian="22pt" style:font-size-complex="22pt"/>
    </style:style>
    <style:style style:name="P22" style:family="paragraph">
      <style:text-properties fo:color="#0000ff" fo:font-family="'Ubuntu Condensed'" style:font-pitch="variable" fo:font-weight="bold" style:font-weight-asian="bold" style:font-weight-complex="bold"/>
    </style:style>
    <style:style style:name="P23" style:family="paragraph">
      <style:paragraph-properties fo:line-height="93%" fo:text-align="star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4" style:family="paragraph">
      <style:paragraph-properties fo:line-height="93%">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5" style:family="paragraph">
      <style:paragraph-properties fo:line-height="93%" fo:text-align="star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P26" style:family="paragraph">
      <style:text-properties fo:color="#ffffff" fo:font-family="'Ubuntu Condensed'" style:font-pitch="variable" fo:font-size="15pt" fo:font-weight="bold" style:font-size-asian="15pt" style:font-weight-asian="bold" style:font-size-complex="15pt" style:font-weight-complex="bold"/>
    </style:style>
    <style:style style:name="P27" style:family="paragraph">
      <style:text-properties fo:font-family="'Ubuntu Condensed'" style:font-pitch="variable"/>
    </style:style>
    <style:style style:name="P28" style:family="paragraph">
      <style:paragraph-properties fo:text-align="center"/>
      <style:text-properties fo:color="#ffffff" fo:font-family="'Ubuntu Condensed'" style:font-pitch="variable" fo:font-size="12pt" style:font-size-asian="12pt" style:font-size-complex="12pt"/>
    </style:style>
    <style:style style:name="P29" style:family="paragraph">
      <style:paragraph-properties fo:text-align="start"/>
      <style:text-properties fo:color="#0000ff" fo:font-family="'Ubuntu Condensed'" style:font-pitch="variable" fo:font-size="14pt" fo:font-weight="bold" style:font-family-asian="'Cumberland AMT', Cumberland, 'Courier New', 'Liberation Mono', 'Nimbus Mono L', 'DejaVu Sans Mono', Courier, 'Lucida Sans Typewriter', 'Lucida Typewriter', Monaco, Monospaced" style:font-family-generic-asian="modern" style:font-pitch-asian="fixed" style:font-size-asian="14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4pt" style:font-weight-complex="bold"/>
    </style:style>
    <style:style style:name="T1" style:family="text">
      <style:text-properties fo:font-weight="bold" style:font-weight-asian="bold" style:font-weight-complex="bold"/>
    </style:style>
    <style:style style:name="T2" style:family="text">
      <style:text-properties fo:font-family="'Ubuntu Condensed'" style:font-pitch="variable" fo:font-size="18pt" fo:font-weight="bold" style:font-weight-asian="bold" style:font-weight-complex="bold"/>
    </style:style>
    <style:style style:name="T3" style:family="text">
      <style:text-properties fo:color="#00ff00" fo:font-family="'Ubuntu Condensed'" style:font-pitch="variable" fo:font-weight="bold" style:font-weight-asian="bold" style:font-weight-complex="bold"/>
    </style:style>
    <style:style style:name="T4" style:family="text">
      <style:text-properties fo:color="#ffff00" fo:font-family="'Ubuntu Condensed'" style:font-pitch="variable" fo:font-weight="bold" style:font-weight-asian="bold" style:font-weight-complex="bold"/>
    </style:style>
    <style:style style:name="T5" style:family="text">
      <style:text-properties fo:color="#00ff00" fo:font-family="'Ubuntu Condensed'" style:font-pitch="variable" fo:font-weight="bold" style:font-weight-asian="bold" style:font-weight-complex="bold"/>
    </style:style>
    <style:style style:name="T6"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7" style:family="text">
      <style:text-properties fo:color="#0000ff" fo:font-family="'Ubuntu Condensed'" style:font-pitch="variable" fo:font-size="22pt" style:text-underline-style="none" style:font-size-asian="22pt" style:font-size-complex="22pt"/>
    </style:style>
    <style:style style:name="T8" style:family="text">
      <style:text-properties fo:font-family="'Ubuntu Condensed'" style:font-pitch="variable" fo:font-size="28pt" style:font-size-asian="28pt" style:font-size-complex="28pt"/>
    </style:style>
    <style:style style:name="T9" style:family="text">
      <style:text-properties fo:font-size="22pt" style:font-size-asian="22pt" style:font-size-complex="22pt"/>
    </style:style>
    <style:style style:name="T10" style:family="text">
      <style:text-properties fo:color="#47b8b8" fo:font-family="'Ubuntu Condensed'" style:font-pitch="variable" fo:font-weight="bold" style:font-weight-asian="bold" style:font-weight-complex="bold"/>
    </style:style>
    <style:style style:name="T11" style:family="text">
      <style:text-properties fo:color="#0000ff" fo:font-family="'Ubuntu Condensed'" style:font-pitch="variable" fo:font-weight="bold" style:font-weight-asian="bold" style:font-weight-complex="bold"/>
    </style:style>
    <style:style style:name="T12" style:family="text">
      <style:text-properties fo:font-family="'Ubuntu Condensed'" style:font-pitch="variable" fo:font-size="13pt" style:font-size-asian="13pt" style:font-size-complex="13pt"/>
    </style:style>
    <style:style style:name="T13" style:family="text">
      <style:text-properties fo:color="#000000" fo:font-family="'Ubuntu Condensed'" style:font-pitch="variable" fo:font-size="13pt" style:font-size-asian="13pt" style:font-size-complex="13pt"/>
    </style:style>
    <style:style style:name="T14"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15" style:family="text">
      <style:text-properties fo:font-family="'Ubuntu Condensed'" style:font-pitch="variable" fo:font-size="16pt" fo:font-weight="normal" style:font-size-asian="16pt" style:font-weight-asian="normal" style:font-size-complex="16pt" style:font-weight-complex="normal"/>
    </style:style>
    <style:style style:name="T16" style:family="text">
      <style:text-properties fo:font-family="'Ubuntu Condensed'" style:font-pitch="variable"/>
    </style:style>
    <style:style style:name="T17" style:family="text">
      <style:text-properties fo:font-size="28pt" style:font-size-asian="28pt" style:font-size-complex="28pt"/>
    </style:style>
    <style:style style:name="T18" style:family="text">
      <style:text-properties fo:font-size="28pt" fo:font-weight="bold" style:font-size-asian="28pt" style:font-weight-asian="bold" style:font-size-complex="28pt" style:font-weight-complex="bold"/>
    </style:style>
    <style:style style:name="T19" style:family="text">
      <style:text-properties fo:font-size="28pt" fo:font-weight="normal" style:font-size-asian="28pt" style:font-weight-asian="normal" style:font-size-complex="28pt" style:font-weight-complex="normal"/>
    </style:style>
    <style:style style:name="T20" style:family="text">
      <style:text-properties fo:font-family="Ubuntu" style:font-pitch="variable"/>
    </style:style>
    <style:style style:name="T21" style:family="text">
      <style:text-properties fo:font-family="Ubuntu" style:font-pitch="variable" fo:font-weight="bold" style:font-weight-asian="bold" style:font-weight-complex="bold"/>
    </style:style>
    <style:style style:name="T22" style:family="text">
      <style:text-properties fo:font-family="Ubuntu" style:font-pitch="variable" fo:font-size="22pt" style:font-size-asian="22pt" style:font-size-complex="22pt"/>
    </style:style>
    <style:style style:name="T23" style:family="text">
      <style:text-properties fo:font-family="Ubuntu" style:font-pitch="variable" fo:font-size="22pt" fo:font-weight="bold" style:font-size-asian="22pt" style:font-weight-asian="bold" style:font-size-complex="22pt" style:font-weight-complex="bold"/>
    </style:style>
    <style:style style:name="T24" style:family="text">
      <style:text-properties fo:color="#0000ff" fo:font-size="22pt" fo:font-weight="bold" style:font-size-asian="22pt" style:font-weight-asian="bold" style:font-size-complex="22pt" style:font-weight-complex="bold"/>
    </style:style>
    <style:style style:name="T25" style:family="text">
      <style:text-properties fo:color="#00ff00" fo:font-family="'Ubuntu Condensed'" style:font-pitch="variable" fo:font-size="18pt" fo:font-weight="bold" style:font-weight-asian="bold" style:font-weight-complex="bold"/>
    </style:style>
    <style:style style:name="T26" style:family="text">
      <style:text-properties fo:color="#ffff00" fo:font-family="'Ubuntu Condensed'" style:font-pitch="variable" fo:font-size="18pt" fo:font-weight="bold" style:font-weight-asian="bold" style:font-weight-complex="bold"/>
    </style:style>
    <style:style style:name="T27" style:family="text">
      <style:text-properties fo:color="#00ff00" fo:font-family="'Ubuntu Condensed'" style:font-pitch="variable" fo:font-size="18pt" fo:font-weight="normal" style:font-weight-asian="normal" style:font-weight-complex="normal"/>
    </style:style>
    <style:style style:name="T28" style:family="text">
      <style:text-properties fo:font-family="Ubuntu" style:font-pitch="variable" fo:font-size="22pt" fo:font-weight="normal" style:font-size-asian="22pt" style:font-weight-asian="normal" style:font-size-complex="22pt" style:font-weight-complex="normal"/>
    </style:style>
    <style:style style:name="T29" style:family="text">
      <style:text-properties fo:color="#00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T30" style:family="text">
      <style:text-properties fo:color="#ffff00"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T31" style:family="text">
      <style:text-properties fo:color="#00ff00" fo:font-family="'Ubuntu Condensed'" style:font-pitch="variable" fo:font-size="18pt" style:text-underline-style="solid" style:text-underline-width="auto" style:text-underline-color="font-color" fo:font-weight="bold" style:font-family-asian="'WenQuanYi Zen Hei'" style:font-pitch-asian="variable" style:font-size-asian="18pt" style:font-weight-asian="bold" style:font-family-complex="'WenQuanYi Zen Hei'" style:font-pitch-complex="variable" style:font-size-complex="18pt" style:font-weight-complex="bold"/>
    </style:style>
    <style:style style:name="T32" style:family="text">
      <style:text-properties fo:color="#0000ff" fo:font-family="Ubuntu" style:font-pitch="variable" fo:font-size="22pt" fo:font-weight="bold" style:font-size-asian="22pt" style:font-weight-asian="bold" style:font-size-complex="22pt" style:font-weight-complex="bold"/>
    </style:style>
    <style:style style:name="T33" style:family="text">
      <style:text-properties fo:color="#ffffff" fo:font-family="'Ubuntu Condensed'" style:font-pitch="variable" fo:font-size="15pt" fo:font-weight="bold" style:font-size-asian="15pt" style:font-weight-asian="bold" style:font-size-complex="15pt" style:font-weight-complex="bold"/>
    </style:style>
    <style:style style:name="T34" style:family="text">
      <style:text-properties fo:color="#ffffff" fo:font-family="'Ubuntu Condensed'" style:font-pitch="variable" fo:font-size="12pt" style:font-size-asian="12pt" style:font-size-complex="12pt"/>
    </style:style>
    <style:style style:name="T35" style:family="text">
      <style:text-properties fo:color="#0000ff" fo:font-family="'Ubuntu Condensed'" style:font-pitch="variable" fo:font-size="14pt" fo:font-weight="bold" style:font-family-asian="'Cumberland AMT', Cumberland, 'Courier New', 'Liberation Mono', 'Nimbus Mono L', 'DejaVu Sans Mono', Courier, 'Lucida Sans Typewriter', 'Lucida Typewriter', Monaco, Monospaced" style:font-family-generic-asian="modern" style:font-pitch-asian="fixed" style:font-size-asian="14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4pt" style:font-weight-complex="bold"/>
    </style:style>
    <style:style style:name="T36" style:family="text">
      <style:text-properties fo:font-family="'Ubuntu Condensed'" style:font-pitch="variable" fo:font-weight="bold" style:font-weight-asian="bold" style:font-weight-complex="bold"/>
    </style:style>
    <style:style style:name="T37" style:family="text">
      <style:text-properties fo:color="#0099ff" fo:font-family="'Ubuntu Condensed'" style:font-pitch="variable" fo:font-size="18pt" fo:font-weight="bold" style:font-family-asian="'WenQuanYi Zen Hei'" style:font-pitch-asian="variable" style:font-size-asian="18pt" style:font-weight-asian="bold" style:font-family-complex="'WenQuanYi Zen Hei'" style:font-pitch-complex="variable"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9.398cm" svg:x="1.398cm" svg:y="3.048cm" presentation:class="outline" presentation:user-transformed="true">
          <draw:text-box>
            <text:list text:style-name="L2">
              <text:list-item>
                <text:p text:style-name="P1">Lavorare con più repository: <text:span text:style-name="T1">clone</text:span></text:p>
              </text:list-item>
            </text:list>
          </draw:text-box>
        </draw:frame>
        <draw:custom-shape draw:style-name="gr1" draw:text-style-name="P2" draw:layer="layout" svg:width="4.572cm" svg:height="4.826cm" svg:x="5.08cm" svg:y="6.4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5.08cm" svg:height="1.016cm" svg:x="4.826cm" svg:y="4.904cm">
          <draw:text-box>
            <text:p text:style-name="P2"><text:span text:style-name="T2">ciaomondo</text:span></text:p>
          </draw:text-box>
        </draw:frame>
        <draw:custom-shape draw:style-name="gr3" draw:text-style-name="P2" draw:layer="layout" svg:width="4.572cm" svg:height="4.826cm" svg:x="15.28cm" svg:y="6.42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6.972cm" svg:height="1.016cm" svg:x="13.926cm" svg:y="4.904cm">
          <draw:text-box>
            <text:p text:style-name="P2"><text:span text:style-name="T2">ciaomondo.cloned</text:span></text:p>
          </draw:text-box>
        </draw:frame>
        <draw:custom-shape draw:style-name="gr4" draw:text-style-name="P2" draw:layer="layout" svg:width="4.572cm" svg:height="1.27cm" svg:x="10.16cm" svg:y="8.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24.384cm" svg:height="6.604cm" svg:x="1.778cm" svg:y="13.462cm">
          <text:p text:style-name="P4"><text:span text:style-name="T3">$ pwd</text:span></text:p>
          <text:p text:style-name="P4"><text:span text:style-name="T3">$HOME/ciaomondo</text:span></text:p>
          <text:p text:style-name="P4"><text:span text:style-name="T3">$ cd ..</text:span></text:p>
          <text:p text:style-name="P4"><text:span text:style-name="T3">$ git clone ciaomondo ciaomondo.cloned</text:span></text:p>
          <text:p text:style-name="P4"><text:span text:style-name="T3">$ ls</text:span></text:p>
          <text:p text:style-name="P4"><text:span text:style-name="T3">ciaomondo</text:span></text:p>
          <text:p text:style-name="P4"><text:span text:style-name="T3">ciaomondo.cloned</text:span><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1" presentation:class="page"/>
          <draw:frame presentation:style-name="pr3" draw:text-style-name="P6"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3.048cm" presentation:class="outline" presentation:user-transformed="true">
          <draw:text-box>
            <text:list text:style-name="L2">
              <text:list-item>
                <text:p text:style-name="P1">Lavorare con più repository: <text:span text:style-name="T1">origin</text:span></text:p>
              </text:list-item>
            </text:list>
          </draw:text-box>
        </draw:frame>
        <draw:custom-shape draw:style-name="gr5" draw:text-style-name="P5" draw:layer="layout" svg:width="24.384cm" svg:height="13.118cm" svg:x="1.778cm" svg:y="7.062cm">
          <text:p text:style-name="P4"><text:span text:style-name="T3">$ cd ciaomondo.cloned</text:span></text:p>
          <text:p text:style-name="P4"><text:span text:style-name="T3">$ git remote</text:span></text:p>
          <text:p text:style-name="P4"><text:span text:style-name="T4">origin</text:span></text:p>
          <text:p text:style-name="P4"><text:span text:style-name="T3">$ git remote show origin</text:span></text:p>
          <text:p text:style-name="P4"><text:span text:style-name="T3">* remote origin</text:span></text:p>
          <text:p text:style-name="P4"><text:span text:style-name="T3"><text:s text:c="2"/></text:span><text:span text:style-name="T3">Fetch URL: $HOME/ciaomondo</text:span></text:p>
          <text:p text:style-name="P4"><text:span text:style-name="T3"><text:s text:c="2"/></text:span><text:span text:style-name="T3">Push <text:s/>URL: </text:span><text:span text:style-name="T5">$HOME/</text:span><text:span text:style-name="T3">ciaomondo</text:span></text:p>
          <text:p text:style-name="P4"><text:span text:style-name="T3"><text:s text:c="2"/></text:span><text:span text:style-name="T3">HEAD branch: master</text:span></text:p>
          <text:p text:style-name="P4"><text:span text:style-name="T3"><text:s text:c="2"/></text:span><text:span text:style-name="T3">Remote branches:</text:span></text:p>
          <text:p text:style-name="P4"><text:span text:style-name="T3"><text:s text:c="4"/></text:span><text:span text:style-name="T3">DEVEL <text:s/>tracked</text:span></text:p>
          <text:p text:style-name="P4"><text:span text:style-name="T3"><text:s text:c="4"/></text:span><text:span text:style-name="T3">master tracked</text:span></text:p>
          <text:p text:style-name="P4"><text:span text:style-name="T3"><text:s text:c="4"/></text:span><text:span text:style-name="T3">testA <text:s/>tracked</text:span></text:p>
          <text:p text:style-name="P4"><text:span text:style-name="T3"><text:s text:c="4"/></text:span><text:span text:style-name="T3">testB <text:s/>tracked</text:span></text:p>
          <text:p text:style-name="P4"><text:span text:style-name="T3"><text:s text:c="2"/></text:span><text:span text:style-name="T3">Local branch configured for 'git pull':</text:span></text:p>
          <text:p text:style-name="P4"><text:span text:style-name="T3"><text:s text:c="4"/></text:span><text:span text:style-name="T3">master merges with remote master</text:span></text:p>
          <text:p text:style-name="P4"><text:span text:style-name="T3"><text:s text:c="2"/></text:span><text:span text:style-name="T3">Local ref configured for 'git push':</text:span></text:p>
          <text:p text:style-name="P4"><text:span text:style-name="T3"><text:s text:c="4"/></text:span><text:span text:style-name="T3">master pushes to master (up to date)</text:span></text:p>
          <text:p text:style-name="P4"><text:span text:style-name="T3"/></text:p>
          <text:p text:style-name="P4"><text:span text:style-name="T3"><text:tab/></text:span></text:p>
          <draw:enhanced-geometry svg:viewBox="0 0 21600 21600" draw:type="rectangle" draw:enhanced-path="M 0 0 L 21600 0 21600 21600 0 21600 0 0 Z N"/>
        </draw:custom-shape>
        <draw:frame draw:style-name="gr7" draw:text-style-name="P7" draw:layer="layout" svg:width="7.914cm" svg:height="1.117cm" svg:x="1.479cm" svg:y="4.672cm">
          <draw:text-box>
            <text:p><text:span text:style-name="T6">$</text:span><text:span text:style-name="T7"> </text:span><text:span text:style-name="T6">git remote</text:span></text:p>
          </draw:text-box>
        </draw:frame>
        <presentation:notes draw:style-name="dp2">
          <draw:page-thumbnail draw:style-name="gr6" draw:layer="layout" svg:width="13.957cm" svg:height="10.465cm" svg:x="3.809cm" svg:y="2.121cm" draw:page-number="2" presentation:class="page"/>
          <draw:frame presentation:style-name="pr3"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3.048cm" presentation:class="outline" presentation:user-transformed="true">
          <draw:text-box>
            <text:list text:style-name="L2">
              <text:list-item>
                <text:p text:style-name="P1">Lavorare con più repository: <text:span text:style-name="T1">remote branches</text:span></text:p>
              </text:list-item>
            </text:list>
          </draw:text-box>
        </draw:frame>
        <draw:custom-shape draw:style-name="gr5" draw:text-style-name="P5" draw:layer="layout" svg:width="24.384cm" svg:height="6.006cm" svg:x="1.778cm" svg:y="7.162cm">
          <text:p text:style-name="P4"><text:span text:style-name="T3">$ git branch</text:span></text:p>
          <text:p text:style-name="P4"><text:span text:style-name="T3">* master</text:span></text:p>
          <text:p text:style-name="P4"><text:span text:style-name="T3">$ git branch -a</text:span></text:p>
          <text:p text:style-name="P4"><text:span text:style-name="T3">* master</text:span></text:p>
          <text:p text:style-name="P4"><text:span text:style-name="T4"><text:s text:c="2"/></text:span><text:span text:style-name="T4">remotes/origin/DEVEL</text:span></text:p>
          <text:p text:style-name="P4"><text:span text:style-name="T4"><text:s text:c="2"/></text:span><text:span text:style-name="T4">remotes/origin/HEAD -&gt; origin/master</text:span></text:p>
          <text:p text:style-name="P4"><text:span text:style-name="T4"><text:s text:c="2"/></text:span><text:span text:style-name="T4">remotes/origin/master</text:span></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draw:frame presentation:style-name="pr2" draw:text-style-name="P8" draw:layer="layout" svg:width="25.018cm" svg:height="3.838cm" svg:x="1.398cm" svg:y="14.348cm" presentation:class="outline" presentation:user-transformed="true">
          <draw:text-box>
            <text:list text:style-name="L3">
              <text:list-header>
                <text:p text:style-name="P8"><text:span text:style-name="T8">Nel repository clonato, il branch di default è quello corrente nel repository sorgente</text:span></text:p>
              </text:list-header>
            </text:list>
          </draw:text-box>
        </draw:frame>
        <draw:frame draw:style-name="gr7" draw:text-style-name="P7" draw:layer="layout" svg:width="7.914cm" svg:height="1.117cm" svg:x="1.479cm" svg:y="4.572cm">
          <draw:text-box>
            <text:p><text:span text:style-name="T6">$</text:span><text:span text:style-name="T7"> </text:span><text:span text:style-name="T6">git branch</text:span></text:p>
          </draw:text-box>
        </draw:frame>
        <draw:frame draw:style-name="gr7" draw:text-style-name="P7" draw:layer="layout" svg:width="7.914cm" svg:height="1.117cm" svg:x="1.479cm" svg:y="5.473cm">
          <draw:text-box>
            <text:p><text:span text:style-name="T6">$</text:span><text:span text:style-name="T7"> </text:span><text:span text:style-name="T6">git branch -a</text:span></text:p>
          </draw:text-box>
        </draw:frame>
        <presentation:notes draw:style-name="dp2">
          <draw:page-thumbnail draw:style-name="gr6" draw:layer="layout" svg:width="13.957cm" svg:height="10.465cm" svg:x="3.809cm" svg:y="2.121cm" draw:page-number="3" presentation:class="page"/>
          <draw:frame presentation:style-name="pr3"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2.648cm" presentation:class="outline" presentation:user-transformed="true">
          <draw:text-box>
            <text:list text:style-name="L2">
              <text:list-item>
                <text:p text:style-name="P1">Lavorare con più repository: <text:span text:style-name="T1">branch remoto</text:span></text:p>
              </text:list-item>
            </text:list>
          </draw:text-box>
        </draw:frame>
        <draw:frame presentation:style-name="pr4" draw:text-style-name="P9" draw:layer="layout" svg:width="25.018cm" svg:height="2.972cm" svg:x="1.398cm" svg:y="3.948cm" presentation:class="outline" presentation:user-transformed="true">
          <draw:text-box>
            <text:list text:style-name="L3">
              <text:list-header>
                <text:p text:style-name="P1"><text:span text:style-name="T9">Quando si crea il clone di un repository, viene copiato solo il branch corrente. Nel repository i branches remoti vengono mostrati ma non possono essere utilizzati, a meno che non lo si decida esplicitamente</text:span></text:p>
              </text:list-header>
            </text:list>
          </draw:text-box>
        </draw:frame>
        <draw:custom-shape draw:style-name="gr5" draw:text-style-name="P11" draw:layer="layout" svg:width="24.384cm" svg:height="5.446cm" svg:x="1.678cm" svg:y="7.262cm">
          <text:p text:style-name="P10"><text:span text:style-name="T3">$ git branch</text:span></text:p>
          <text:p text:style-name="P10"><text:span text:style-name="T3">* </text:span><text:span text:style-name="T4">master</text:span><text:span text:style-name="T3"> </text:span></text:p>
          <text:p text:style-name="P10"><text:span text:style-name="T3">$ git branch -a</text:span></text:p>
          <text:p text:style-name="P10"><text:span text:style-name="T3">* master</text:span></text:p>
          <text:p text:style-name="P10"><text:span text:style-name="T3"><text:s text:c="2"/></text:span><text:span text:style-name="T10">remotes/origin/DEVEL</text:span></text:p>
          <text:p text:style-name="P10"><text:span text:style-name="T10"><text:s text:c="2"/></text:span><text:span text:style-name="T10">remotes/origin/HEAD -&gt; origin/master</text:span></text:p>
          <text:p text:style-name="P10"><text:span text:style-name="T10"><text:s text:c="2"/></text:span><text:span text:style-name="T10">remotes/origin/master</text:span></text:p>
          <text:p text:style-name="P10"><text:span text:style-name="T3"/></text:p>
          <text:p text:style-name="P10"><text:span text:style-name="T4"/></text:p>
          <text:p text:style-name="P10"><text:span text:style-name="T3"/></text:p>
          <text:p text:style-name="P10"><text:span text:style-name="T3"><text:tab/></text:span></text:p>
          <draw:enhanced-geometry svg:viewBox="0 0 21600 21600" draw:type="rectangle" draw:enhanced-path="M 0 0 L 21600 0 21600 21600 0 21600 0 0 Z N"/>
        </draw:custom-shape>
        <draw:frame draw:style-name="gr8" draw:text-style-name="P13" draw:layer="layout" svg:width="24.225cm" svg:height="0.96cm" svg:x="1.683cm" svg:y="13.054cm">
          <draw:text-box>
            <text:p text:style-name="P12"><text:span text:style-name="T11">git branch --track devel remotes/origin/DEVEL</text:span></text:p>
          </draw:text-box>
        </draw:frame>
        <draw:custom-shape draw:style-name="gr5" draw:text-style-name="P11" draw:layer="layout" svg:width="24.384cm" svg:height="6.166cm" svg:x="1.678cm" svg:y="14.162cm">
          <text:p text:style-name="P10"><text:span text:style-name="T3">$ git branch –track devel remotes/origin/DEVEL</text:span></text:p>
          <text:p text:style-name="P10"><text:span text:style-name="T3">Branch devel set up to track remote branch DEVEL from origin.</text:span></text:p>
          <text:p text:style-name="P10"><text:span text:style-name="T3">$ git branch -a</text:span></text:p>
          <text:p text:style-name="P10"><text:span text:style-name="T3">* master</text:span></text:p>
          <text:p text:style-name="P10"><text:span text:style-name="T4">devel</text:span></text:p>
          <text:p text:style-name="P10"><text:span text:style-name="T3"><text:s text:c="2"/></text:span><text:span text:style-name="T10">remotes/origin/DEVEL</text:span></text:p>
          <text:p text:style-name="P10"><text:span text:style-name="T10"><text:s text:c="2"/></text:span><text:span text:style-name="T10">remotes/origin/HEAD -&gt; origin/master</text:span></text:p>
          <text:p text:style-name="P10"><text:span text:style-name="T10"><text:s text:c="2"/></text:span><text:span text:style-name="T10">remotes/origin/master</text:span></text:p>
          <text:p text:style-name="P10"><text:span text:style-name="T3"/></text:p>
          <text:p text:style-name="P10"><text:span text:style-name="T4"/></text:p>
          <text:p text:style-name="P10"><text:span text:style-name="T3"/></text:p>
          <text:p text:style-name="P10"><text:span text:style-name="T3"><text:tab/></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6" draw:layer="layout" svg:width="13.957cm" svg:height="10.465cm" svg:x="3.809cm" svg:y="2.121cm" draw:page-number="4" presentation:class="page"/>
          <draw:frame presentation:style-name="pr3" draw:text-style-name="P6"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3.048cm" presentation:class="outline" presentation:user-transformed="true">
          <draw:text-box>
            <text:list text:style-name="L2">
              <text:list-item>
                <text:p text:style-name="P1">Lavorare con più repository: <text:span text:style-name="T1">fetch e pull</text:span></text:p>
              </text:list-item>
            </text:list>
          </draw:text-box>
        </draw:frame>
        <draw:frame presentation:style-name="pr5" draw:text-style-name="P1" draw:layer="layout" svg:width="25.018cm" svg:height="6.222cm" svg:x="1.398cm" svg:y="13.848cm" presentation:class="outline" presentation:user-transformed="true">
          <draw:text-box>
            <text:list text:style-name="L3">
              <text:list-header>
                <text:p text:style-name="P1">Nel repository origine modifichiamo il file hello.txt, che esisteva già prima della copia, e ne aggiungiamo uno nuovo (filenew.txt)</text:p>
              </text:list-header>
            </text:list>
          </draw:text-box>
        </draw:frame>
        <draw:frame draw:style-name="gr2" draw:text-style-name="P3" draw:layer="layout" svg:width="5.08cm" svg:height="1.016cm" svg:x="8.294cm" svg:y="5.126cm">
          <draw:text-box>
            <text:p text:style-name="P2"><text:span text:style-name="T2">ciaomondo</text:span></text:p>
          </draw:text-box>
        </draw:frame>
        <draw:custom-shape draw:style-name="gr3" draw:text-style-name="P2" draw:layer="layout" svg:width="2.5cm" svg:height="2.638cm" svg:x="18.2cm" svg:y="6.39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6.972cm" svg:height="1.016cm" svg:x="16.422cm" svg:y="5.126cm">
          <draw:text-box>
            <text:p text:style-name="P2"><text:span text:style-name="T2">ciaomondo.cloned</text:span></text:p>
          </draw:text-box>
        </draw:frame>
        <draw:custom-shape draw:style-name="gr1" draw:text-style-name="P2" draw:layer="layout" svg:width="2.813cm" svg:height="2.97cm" svg:x="9.545cm" svg:y="6.39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4" draw:layer="layout" svg:width="5.08cm" svg:height="3.556cm" svg:x="5.194cm" svg:y="10.16cm">
          <text:p text:style-name="P2"><text:span text:style-name="T12"># “Created by $USER”</text:span></text:p>
          <text:p text:style-name="P4"><text:span text:style-name="T12">Ciao Mondo</text:span></text:p>
          <text:p text:style-name="P2"><text:span text:style-name="T12">added row to use </text:span><text:span text:style-name="T13">tagging</text:span></text:p>
          <text:p text:style-name="P4"><text:span text:style-name="T14">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4" draw:layer="layout" svg:width="5.08cm" svg:height="3.556cm" svg:x="10.694cm" svg:y="10.16cm">
          <text:p text:style-name="P2"><text:span text:style-name="T12"># “new file”</text:span></text:p>
          <text:p text:style-name="P4"><text:span text:style-name="T12">Hello world</text:span></text:p>
          <text:p text:style-name="P4"><text:span text:style-name="T14">...</text:span></text:p>
          <text:p text:style-name="P2"><text:span text:style-name="T14">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16" draw:layer="layout" svg:width="2.632cm" svg:height="1.016cm" svg:x="5.956cm" svg:y="8.926cm">
          <draw:text-box>
            <text:p text:style-name="P15"><text:span text:style-name="T15">hello.txt</text:span></text:p>
          </draw:text-box>
        </draw:frame>
        <draw:frame draw:style-name="gr2" draw:text-style-name="P16" draw:layer="layout" svg:width="3.144cm" svg:height="1.016cm" svg:x="11.956cm" svg:y="9.026cm">
          <draw:text-box>
            <text:p text:style-name="P15"><text:span text:style-name="T15">filenew.txt</text:span></text:p>
          </draw:text-box>
        </draw:frame>
        <draw:custom-shape draw:style-name="gr10" draw:text-style-name="P17" draw:layer="layout" svg:width="5.588cm" svg:height="1.778cm" svg:x="2.908cm" svg:y="5.126cm">
          <text:p text:style-name="P2"><text:span text:style-name="T16">Siamo qui</text:span></text:p>
          <draw:enhanced-geometry svg:viewBox="0 0 21600 21600" draw:text-areas="800 800 20800 20800" draw:type="round-rectangular-callout" draw:modifiers="24054.1062801932 35550.7588532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57cm" svg:height="10.465cm" svg:x="3.809cm" svg:y="2.121cm" draw:page-number="5" presentation:class="page"/>
          <draw:frame presentation:style-name="pr3"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3.048cm" presentation:class="outline" presentation:user-transformed="true">
          <draw:text-box>
            <text:list text:style-name="L2">
              <text:list-item>
                <text:p text:style-name="P1">Lavorare con più repository: <text:span text:style-name="T1">fetch e pull</text:span></text:p>
              </text:list-item>
            </text:list>
          </draw:text-box>
        </draw:frame>
        <draw:frame presentation:style-name="pr6" draw:text-style-name="P18" draw:layer="layout" svg:width="25.018cm" svg:height="6.222cm" svg:x="1.144cm" svg:y="11.968cm" presentation:class="outline" presentation:user-transformed="true">
          <draw:text-box>
            <text:list text:style-name="L3">
              <text:list-header>
                <text:p text:style-name="P18"><text:span text:style-name="T17">Se verifichiamo il corrispondente del file modificato nel repository originale, noteremo che </text:span><text:span text:style-name="T18">non è cambiato. Anche il nuovo file non compare. Fetch</text:span><text:span text:style-name="T19"> infatti fa il download delle commit da origin, le memorizza temporaneamente (cartella .git) ma senza fare un merge successivo.</text:span></text:p>
              </text:list-header>
            </text:list>
          </draw:text-box>
        </draw:frame>
        <draw:frame draw:style-name="gr2" draw:text-style-name="P3" draw:layer="layout" svg:width="5.08cm" svg:height="1.016cm" svg:x="5.894cm" svg:y="5.126cm">
          <draw:text-box>
            <text:p text:style-name="P2"><text:span text:style-name="T2">ciaomondo</text:span></text:p>
          </draw:text-box>
        </draw:frame>
        <draw:custom-shape draw:style-name="gr3" draw:text-style-name="P2" draw:layer="layout" svg:width="2.5cm" svg:height="2.638cm" svg:x="15.8cm" svg:y="6.39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3" draw:layer="layout" svg:width="6.972cm" svg:height="1.016cm" svg:x="14.022cm" svg:y="5.126cm">
          <draw:text-box>
            <text:p text:style-name="P2"><text:span text:style-name="T2">ciaomondo.cloned</text:span></text:p>
          </draw:text-box>
        </draw:frame>
        <draw:custom-shape draw:style-name="gr4" draw:text-style-name="P2" draw:layer="layout" svg:width="4.572cm" svg:height="1.27cm" svg:x="10.72cm" svg:y="7.4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2.813cm" svg:height="2.97cm" svg:x="7.145cm" svg:y="6.39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7" draw:layer="layout" svg:width="4.064cm" svg:height="1.117cm" svg:x="10.86cm" svg:y="8.789cm">
          <draw:text-box>
            <text:p><text:span text:style-name="T6">$</text:span><text:span text:style-name="T7"> </text:span><text:span text:style-name="T6">git fetch</text:span></text:p>
          </draw:text-box>
        </draw:frame>
        <draw:custom-shape draw:style-name="gr10" draw:text-style-name="P17" draw:layer="layout" svg:width="5.588cm" svg:height="1.778cm" svg:x="20.32cm" svg:y="7.874cm">
          <text:p text:style-name="P2"><text:span text:style-name="T16">Siamo qui</text:span></text:p>
          <draw:enhanced-geometry svg:viewBox="0 0 21600 21600" draw:text-areas="800 800 20800 20800" draw:type="round-rectangular-callout" draw:modifiers="-6349.75845410628 -5366.61045531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57cm" svg:height="10.465cm" svg:x="3.809cm" svg:y="2.121cm" draw:page-number="6" presentation:class="page"/>
          <draw:frame presentation:style-name="pr3"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1" draw:layer="layout" svg:width="25.018cm" svg:height="1.514cm" svg:x="1.398cm" svg:y="3.048cm" presentation:class="outline" presentation:user-transformed="true">
          <draw:text-box>
            <text:list text:style-name="L2">
              <text:list-item>
                <text:p text:style-name="P1">Lavorare con più repository: <text:span text:style-name="T1">fetch e pull</text:span></text:p>
              </text:list-item>
            </text:list>
          </draw:text-box>
        </draw:frame>
        <draw:frame presentation:style-name="pr7" draw:text-style-name="P1" draw:layer="layout" svg:width="25.018cm" svg:height="6.222cm" svg:x="1.398cm" svg:y="13.548cm" presentation:class="outline" presentation:user-transformed="true">
          <draw:text-box>
            <text:list text:style-name="L3">
              <text:list-header>
                <text:p text:style-name="P1">Dopo aver invocato il comando pull, il file appare modificato.</text:p>
                <text:p text:style-name="P19">Quindi pull = <text:span text:style-name="T1">fetch + merge</text:span></text:p>
              </text:list-header>
            </text:list>
          </draw:text-box>
        </draw:frame>
        <draw:custom-shape draw:style-name="gr5" draw:text-style-name="P5" draw:layer="layout" svg:width="24.384cm" svg:height="7.992cm" svg:x="1.678cm" svg:y="4.962cm">
          <text:p text:style-name="P4"><text:span text:style-name="T3">$ git pull</text:span></text:p>
          <text:p text:style-name="P4"><text:span text:style-name="T3">Updating c6f442e..1c79f82</text:span></text:p>
          <text:p text:style-name="P4"><text:span text:style-name="T3">Fast-forward</text:span></text:p>
          <text:p text:style-name="P4"><text:span text:style-name="T3"><text:s/></text:span><text:span text:style-name="T3">file1.txt <text:s/>| 1 +</text:span></text:p>
          <text:p text:style-name="P4"><text:span text:style-name="T3"><text:s/></text:span><text:span text:style-name="T3">file_c.txt | 1 +</text:span></text:p>
          <text:p text:style-name="P4"><text:span text:style-name="T3"><text:s/></text:span><text:span text:style-name="T3">2 files changed, 2 insertions(+)</text:span></text:p>
          <text:p text:style-name="P4"><text:span text:style-name="T3"><text:s/></text:span><text:span text:style-name="T3">create mode 100644 file_c.txt</text:span></text:p>
          <text:p text:style-name="P4"><text:span text:style-name="T3"/></text:p>
          <text:p text:style-name="P4"><text:span text:style-name="T4"/></text:p>
          <text:p text:style-name="P4"><text:span text:style-name="T3"/></text:p>
          <text:p text:style-name="P4"><text:span text:style-name="T3"><text:tab/></text:span></text:p>
          <draw:enhanced-geometry svg:viewBox="0 0 21600 21600" draw:type="rectangle" draw:enhanced-path="M 0 0 L 21600 0 21600 21600 0 21600 0 0 Z N"/>
        </draw:custom-shape>
        <presentation:notes draw:style-name="dp2">
          <draw:page-thumbnail draw:style-name="gr6" draw:layer="layout" svg:width="13.957cm" svg:height="10.465cm" svg:x="3.809cm" svg:y="2.121cm" draw:page-number="7" presentation:class="page"/>
          <draw:frame presentation:style-name="pr3"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0">Lavorare con più repository: </text:span><text:span text:style-name="T21">bare</text:span></text:p>
              </text:list-item>
            </text:list>
          </draw:text-box>
        </draw:frame>
        <draw:frame presentation:style-name="pr2" draw:text-style-name="P21" draw:layer="layout" svg:width="25.018cm" svg:height="2.972cm" svg:x="1.398cm" svg:y="3.948cm" presentation:class="outline" presentation:user-transformed="true">
          <draw:text-box>
            <text:list text:style-name="L3">
              <text:list-header>
                <text:p><text:span text:style-name="T22">I repository </text:span><text:span text:style-name="T23">bare</text:span><text:span text:style-name="T22"> (nudo) sono repository che servono solo per la condivisione, e </text:span><text:span text:style-name="T23">non hanno la working directory</text:span><text:span text:style-name="T22">. I repository creati con questa opzione si denotano convenzionalmente con la desinenza </text:span><text:span text:style-name="T23">.git</text:span></text:p>
              </text:list-header>
            </text:list>
          </draw:text-box>
        </draw:frame>
        <draw:custom-shape draw:style-name="gr5" draw:text-style-name="P5" draw:layer="layout" svg:width="24.384cm" svg:height="4.276cm" svg:x="1.678cm" svg:y="7.662cm">
          <text:p text:style-name="P4"><text:span text:style-name="T3">$ cd $HOME/temp</text:span></text:p>
          <text:p text:style-name="P4"><text:span text:style-name="T3">$ git clone --bare ciaomondo </text:span><text:span text:style-name="T4">ciaomondo.git</text:span></text:p>
          <text:p text:style-name="P4"><text:span text:style-name="T3">Cloning into bare repository 'ciaomondo.git'...</text:span></text:p>
          <text:p text:style-name="P4"><text:span text:style-name="T3">done.</text:span></text:p>
          <text:p text:style-name="P4"><text:span text:style-name="T3">$</text:span><text:span text:style-name="T3"><text:tab/></text:span></text:p>
          <draw:enhanced-geometry svg:viewBox="0 0 21600 21600" draw:type="rectangle" draw:enhanced-path="M 0 0 L 21600 0 21600 21600 0 21600 0 0 Z N"/>
        </draw:custom-shape>
        <draw:frame draw:style-name="gr8" draw:text-style-name="P22" draw:layer="layout" svg:width="24.225cm" svg:height="0.96cm" svg:x="1.683cm" svg:y="6.354cm">
          <draw:text-box>
            <text:p><text:span text:style-name="T11">git clone --bare ciaomondo ciaomondo.git</text:span></text:p>
          </draw:text-box>
        </draw:frame>
        <draw:custom-shape draw:style-name="gr5" draw:text-style-name="P5" draw:layer="layout" svg:width="24.384cm" svg:height="6.166cm" svg:x="1.678cm" svg:y="14.162cm">
          <text:p text:style-name="P4"><text:span text:style-name="T3">$ cd ciaomondo.git </text:span></text:p>
          <text:p text:style-name="P4"><text:span text:style-name="T3">$ git branch</text:span></text:p>
          <text:p text:style-name="P4"><text:span text:style-name="T3"><text:s text:c="2"/></text:span><text:span text:style-name="T3">DEVEL</text:span></text:p>
          <text:p text:style-name="P4"><text:span text:style-name="T3">* master</text:span></text:p>
          <text:p text:style-name="P4"><text:span text:style-name="T3">$</text:span><text:span text:style-name="T3"><text:tab/></text:span></text:p>
          <draw:enhanced-geometry svg:viewBox="0 0 21600 21600" draw:type="rectangle" draw:enhanced-path="M 0 0 L 21600 0 21600 21600 0 21600 0 0 Z N"/>
        </draw:custom-shape>
        <draw:frame presentation:style-name="pr2" draw:text-style-name="P21" draw:layer="layout" svg:width="25.018cm" svg:height="1.568cm" svg:x="1.398cm" svg:y="12.148cm" presentation:class="outline" presentation:user-transformed="true">
          <draw:text-box>
            <text:list text:style-name="L3">
              <text:list-header>
                <text:p><text:span text:style-name="T22">Da notare il fatto che un repository clonato con questa opzione </text:span><text:span text:style-name="T23">ha tutti i branches</text:span><text:span text:style-name="T22"> del repository padre</text:span></text:p>
              </text:list-header>
            </text:list>
          </draw:text-box>
        </draw:frame>
        <presentation:notes draw:style-name="dp2">
          <draw:page-thumbnail draw:style-name="gr6" draw:layer="layout" svg:width="13.957cm" svg:height="10.465cm" svg:x="3.809cm" svg:y="2.121cm" draw:page-number="8" presentation:class="page"/>
          <draw:frame presentation:style-name="pr3" draw:layer="layout" svg:width="17.259cm" svg:height="12.56cm" svg:x="2.16cm" svg:y="13.268cm" presentation:class="notes" presentation:placeholder="true">
            <draw:text-box/>
          </draw:frame>
        </presentation:notes>
      </draw:page>
      <draw:page draw:name="page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text:span></text:p>
              </text:list-item>
            </text:list>
          </draw:text-box>
        </draw:frame>
        <draw:frame presentation:style-name="pr8" draw:text-style-name="P8" draw:layer="layout" svg:width="25.018cm" svg:height="4.434cm" svg:x="1.398cm" svg:y="3.948cm" presentation:class="outline" presentation:user-transformed="true">
          <draw:text-box>
            <text:list text:style-name="L3">
              <text:list-header>
                <text:p text:style-name="P8"><text:span text:style-name="T17">Tutto quello che abbiamo visto finora ci fa pensare che un repository remoto (in un altro network) non sia altro che un repository </text:span><text:span text:style-name="T18">bare, </text:span><text:span text:style-name="T19">al quale abbiamo accesso e</text:span><text:span text:style-name="T18"> </text:span><text:span text:style-name="T19">che possiamo clonare per iniziare le nostre attività.</text:span></text:p>
              </text:list-header>
            </text:list>
          </draw:text-box>
        </draw:frame>
        <draw:frame presentation:style-name="pr9" draw:text-style-name="P9" draw:layer="layout" svg:width="25.018cm" svg:height="6.406cm" svg:x="1.398cm" svg:y="8.948cm" presentation:class="outline" presentation:user-transformed="true">
          <draw:text-box>
            <text:list text:style-name="L3">
              <text:list-header>
                <text:p text:style-name="P1"><text:span text:style-name="T17">Ci sono diversi repository managers per Git, in Cloud o installabili in un local network. Un esempio del primo tipo è:</text:span></text:p>
              </text:list-header>
            </text:list>
            <text:list text:style-name="L2">
              <text:list-item>
                <text:list>
                  <text:list-header>
                    <text:p text:style-name="P1"><text:span text:style-name="T24"><text:a xlink:href="https://github.com/Bticino-Varese" xlink:type="simple">https://github.com/Bticino-Varese</text:a></text:span></text:p>
                  </text:list-header>
                </text:list>
              </text:list-item>
            </text:list>
            <text:list text:style-name="L3">
              <text:list-header>
                <text:p text:style-name="P1"><text:span text:style-name="T17">del secondo, invece:</text:span></text:p>
              </text:list-header>
            </text:list>
            <text:list text:style-name="L2">
              <text:list-item>
                <text:list>
                  <text:list-header>
                    <text:p text:style-name="P1"><text:span text:style-name="T24">http://10.31.21.14:8080/ (GitBlit server)</text:span></text:p>
                  </text:list-header>
                </text:list>
              </text:list-item>
            </text:list>
            <text:list text:style-name="L3">
              <text:list-item>
                <text:list>
                  <text:list-header>
                    <text:p text:style-name="P1"><text:span text:style-name="T24"/></text:p>
                  </text:list-header>
                </text:list>
              </text:list-item>
            </text:list>
          </draw:text-box>
        </draw:frame>
        <presentation:notes draw:style-name="dp2">
          <draw:page-thumbnail draw:style-name="gr6" draw:layer="layout" svg:width="13.957cm" svg:height="10.465cm" svg:x="3.809cm" svg:y="2.121cm" draw:page-number="9" presentation:class="page"/>
          <draw:frame presentation:style-name="pr3" draw:layer="layout" svg:width="17.259cm" svg:height="12.56cm" svg:x="2.16cm" svg:y="13.268cm" presentation:class="notes" presentation:placeholder="true">
            <draw:text-box/>
          </draw:frame>
        </presentation:notes>
      </draw:page>
      <draw:page draw:name="page10"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11" draw:layer="layout" svg:width="24.384cm" svg:height="6.8cm" svg:x="1.678cm" svg:y="6.662cm">
          <text:p text:style-name="P4"><text:span text:style-name="T25">$ cd $HOME</text:span></text:p>
          <text:p text:style-name="P4"><text:span text:style-name="T25">$ </text:span><text:span text:style-name="T26">git clone https://github.com/Bticino-Varese/sandbox1.git</text:span></text:p>
          <text:p text:style-name="P4"><text:span text:style-name="T27">Cloning into 'sandbox1'...</text:span></text:p>
          <text:p text:style-name="P4"><text:span text:style-name="T27">remote: Counting objects: 9, done.</text:span></text:p>
          <text:p text:style-name="P4"><text:span text:style-name="T27">remote: Compressing objects: 100% (5/5), done.</text:span></text:p>
          <text:p text:style-name="P4"><text:span text:style-name="T27">remote: Total 9 (delta 0), reused 6 (delta 0)</text:span></text:p>
          <text:p text:style-name="P4"><text:span text:style-name="T27">Unpacking objects: 100% (9/9), done.</text:span></text:p>
          <text:p text:style-name="P4"><text:span text:style-name="T25">$</text:span></text:p>
          <text:p text:style-name="P4"><text:span text:style-name="T25"/></text:p>
          <draw:enhanced-geometry svg:viewBox="0 0 21600 21600" draw:type="rectangle" draw:enhanced-path="M 0 0 L 21600 0 21600 21600 0 21600 0 0 Z N"/>
        </draw:custom-shap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text:span></text:p>
              </text:list-item>
            </text:list>
          </draw:text-box>
        </draw:frame>
        <draw:frame presentation:style-name="pr2" draw:text-style-name="P21" draw:layer="layout" svg:width="25.018cm" svg:height="2.202cm" svg:x="1.398cm" svg:y="4.148cm" presentation:class="outline" presentation:user-transformed="true">
          <draw:text-box>
            <text:list text:style-name="L3">
              <text:list-header>
                <text:p><text:span text:style-name="T22">In ogni caso clonare un repository </text:span><text:span text:style-name="T23">bare </text:span><text:span text:style-name="T28">per ottenere un repository di lavoro si fa sempre allo stesso modo </text:span></text:p>
              </text:list-header>
            </text:list>
          </draw:text-box>
        </draw:frame>
        <presentation:notes draw:style-name="dp2">
          <draw:page-thumbnail draw:style-name="gr6" draw:layer="layout" svg:width="13.957cm" svg:height="10.465cm" svg:x="3.809cm" svg:y="2.121cm" draw:page-number="10" presentation:class="page"/>
          <draw:frame presentation:style-name="pr3" draw:text-style-name="P6" draw:layer="layout" svg:width="17.259cm" svg:height="12.56cm" svg:x="2.16cm" svg:y="13.268cm" presentation:class="notes" presentation:placeholder="true">
            <draw:text-box/>
          </draw:frame>
        </presentation:notes>
      </draw:page>
      <draw:page draw:name="page1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11" draw:layer="layout" svg:width="24.384cm" svg:height="15.212cm" svg:x="1.678cm" svg:y="5.362cm">
          <text:p text:style-name="P23"><text:span text:style-name="T29">$ cd $HOME/sandbox1</text:span></text:p>
          <text:p text:style-name="P23"><text:span text:style-name="T29">$ touch test.txt</text:span></text:p>
          <text:p text:style-name="P23"><text:span text:style-name="T29">$ git status</text:span></text:p>
          <text:p text:style-name="P23"><text:span text:style-name="T29"># On branch master</text:span></text:p>
          <text:p text:style-name="P23"><text:span text:style-name="T29"># Untracked files:</text:span></text:p>
          <text:p text:style-name="P23"><text:span text:style-name="T29"># <text:s text:c="2"/>(use "git add &lt;file&gt;..." to include in what will be committed)</text:span></text:p>
          <text:p text:style-name="P23"><text:span text:style-name="T29">#</text:span></text:p>
          <text:p text:style-name="P23"><text:span text:style-name="T29">#</text:span><text:span text:style-name="T29"><text:tab/></text:span><text:span text:style-name="T29">test.txt</text:span></text:p>
          <text:p text:style-name="P23"><text:span text:style-name="T29">nothing added to commit but untracked files present (use "git add" to track)</text:span></text:p>
          <text:p text:style-name="P23"><text:span text:style-name="T29">$ git add test.txt</text:span></text:p>
          <text:p text:style-name="P23"><text:span text:style-name="T29">$ git status</text:span></text:p>
          <text:p text:style-name="P23"><text:span text:style-name="T29"># On branch master</text:span></text:p>
          <text:p text:style-name="P23"><text:span text:style-name="T29"># Changes to be committed:</text:span></text:p>
          <text:p text:style-name="P23"><text:span text:style-name="T29"># <text:s text:c="2"/>(use "git reset HEAD &lt;file&gt;..." to unstage)</text:span></text:p>
          <text:p text:style-name="P23"><text:span text:style-name="T29">#</text:span></text:p>
          <text:p text:style-name="P23"><text:span text:style-name="T29">#</text:span><text:span text:style-name="T29"><text:tab/></text:span><text:span text:style-name="T29">new file: <text:s text:c="2"/>test.txt</text:span></text:p>
          <text:p text:style-name="P23"><text:span text:style-name="T29">#</text:span></text:p>
          <text:p text:style-name="P23"><text:span text:style-name="T29">$ git commit -m “Initial release”</text:span></text:p>
          <text:p text:style-name="P23"><text:span text:style-name="T29">$ </text:span></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type="rectangle" draw:enhanced-path="M 0 0 L 21600 0 21600 21600 0 21600 0 0 Z N"/>
        </draw:custom-shap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text:span></text:p>
              </text:list-item>
            </text:list>
          </draw:text-box>
        </draw:frame>
        <draw:frame presentation:style-name="pr2" draw:text-style-name="P21" draw:layer="layout" svg:width="25.018cm" svg:height="2.202cm" svg:x="1.398cm" svg:y="4.148cm" presentation:class="outline" presentation:user-transformed="true">
          <draw:text-box>
            <text:list text:style-name="L3">
              <text:list-header>
                <text:p><text:span text:style-name="T22">Si lavora sul progetto in </text:span><text:span text:style-name="T23">locale</text:span><text:span text:style-name="T28">, come visto nei passi precedenti</text:span></text:p>
              </text:list-header>
            </text:list>
          </draw:text-box>
        </draw:frame>
        <presentation:notes draw:style-name="dp2">
          <draw:page-thumbnail draw:style-name="gr6" draw:layer="layout" svg:width="13.957cm" svg:height="10.465cm" svg:x="3.809cm" svg:y="2.121cm" draw:page-number="11" presentation:class="page"/>
          <draw:frame presentation:style-name="pr3" draw:text-style-name="P6" draw:layer="layout" svg:width="17.259cm" svg:height="12.56cm" svg:x="2.16cm" svg:y="13.268cm" presentation:class="notes" presentation:placeholder="true">
            <draw:text-box/>
          </draw:frame>
        </presentation:notes>
      </draw:page>
      <draw:page draw:name="page1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5" draw:text-style-name="P11" draw:layer="layout" svg:width="24.384cm" svg:height="5.592cm" svg:x="1.678cm" svg:y="7.362cm">
          <text:p text:style-name="P23"><text:span text:style-name="T29">$ git status</text:span></text:p>
          <text:p text:style-name="P23"><text:span text:style-name="T29"># On branch master</text:span></text:p>
          <text:p text:style-name="P23"><text:span text:style-name="T29"># Your branch is ahead of 'origin/master' by 1 commit.</text:span></text:p>
          <text:p text:style-name="P23"><text:span text:style-name="T29"># <text:s text:c="2"/>(use "git push" to publish your local commits)</text:span></text:p>
          <text:p text:style-name="P23"><text:span text:style-name="T29">#</text:span></text:p>
          <text:p text:style-name="P23"><text:span text:style-name="T29">nothing to commit, working directory clean</text:span></text:p>
          <text:p text:style-name="P23"><text:span text:style-name="T29">$</text:span></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type="rectangle" draw:enhanced-path="M 0 0 L 21600 0 21600 21600 0 21600 0 0 Z N"/>
        </draw:custom-shap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 push</text:span></text:p>
              </text:list-item>
            </text:list>
          </draw:text-box>
        </draw:frame>
        <draw:frame presentation:style-name="pr2" draw:text-style-name="P21" draw:layer="layout" svg:width="25.018cm" svg:height="4.234cm" svg:x="1.398cm" svg:y="4.148cm" presentation:class="outline" presentation:user-transformed="true">
          <draw:text-box>
            <text:list text:style-name="L3">
              <text:list-header>
                <text:p><text:span text:style-name="T22">Git ci comunica che il delta commit vale 1; non siamo più allineati con il repository </text:span><text:span text:style-name="T23">bare</text:span><text:span text:style-name="T22"> remoto, dal quale siamo partiti, e ci suggerisce cosa fare per riottenere il riallineamento.</text:span></text:p>
              </text:list-header>
            </text:list>
          </draw:text-box>
        </draw:frame>
        <draw:custom-shape draw:style-name="gr5" draw:text-style-name="P11" draw:layer="layout" svg:width="24.384cm" svg:height="6.312cm" svg:x="1.678cm" svg:y="14.262cm">
          <text:p text:style-name="P23"><text:span text:style-name="T29">$ </text:span><text:span text:style-name="T30">git push</text:span></text:p>
          <text:p text:style-name="P24"><text:span text:style-name="T29">Counting objects: 6, done.</text:span></text:p>
          <text:p text:style-name="P24"><text:span text:style-name="T29">Delta compression using up to 2 threads.</text:span></text:p>
          <text:p text:style-name="P24"><text:span text:style-name="T29">Compressing objects: 100% (2/2), done.</text:span></text:p>
          <text:p text:style-name="P24"><text:span text:style-name="T29">Writing objects: 100% (4/4), 327 bytes | 0 bytes/s, done.</text:span></text:p>
          <text:p text:style-name="P24"><text:span text:style-name="T29">Total 4 (delta 0), reused 0 (delta 0)</text:span></text:p>
          <text:p text:style-name="P24"><text:span text:style-name="T29">To https://github.com/Bticino-Varese/sandbox1.git</text:span></text:p>
          <text:p text:style-name="P24"><text:span text:style-name="T29"><text:s text:c="3"/></text:span><text:span text:style-name="T29">226c560..199dfc6 <text:s/>master -&gt; master</text:span></text:p>
          <text:p text:style-name="P24"><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type="rectangle" draw:enhanced-path="M 0 0 L 21600 0 21600 21600 0 21600 0 0 Z N"/>
        </draw:custom-shape>
        <draw:frame presentation:style-name="pr2" draw:text-style-name="P21" draw:layer="layout" svg:width="25.018cm" svg:height="1.33cm" svg:x="1.398cm" svg:y="13.148cm" presentation:class="outline" presentation:user-transformed="true">
          <draw:text-box>
            <text:list text:style-name="L3">
              <text:list-header>
                <text:p><text:span text:style-name="T22">Quindi se seguiamo il consiglio dell'helper in linea otteniamo:</text:span></text:p>
              </text:list-header>
            </text:list>
          </draw:text-box>
        </draw:frame>
        <presentation:notes draw:style-name="dp2">
          <draw:page-thumbnail draw:style-name="gr6" draw:layer="layout" svg:width="13.957cm" svg:height="10.465cm" svg:x="3.809cm" svg:y="2.121cm" draw:page-number="12" presentation:class="page"/>
          <draw:frame presentation:style-name="pr3" draw:text-style-name="P6" draw:layer="layout" svg:width="17.259cm" svg:height="12.56cm" svg:x="2.16cm" svg:y="13.268cm" presentation:class="notes" presentation:placeholder="true">
            <draw:text-box/>
          </draw:frame>
        </presentation:notes>
      </draw:page>
      <draw:page draw:name="page1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11" draw:text-style-name="P25" draw:layer="layout" svg:width="24.384cm" svg:height="7.214cm" svg:x="1.678cm" svg:y="9.28cm">
          <text:p text:style-name="P23"><text:span text:style-name="T29">$ git push</text:span></text:p>
          <text:p text:style-name="P23"><text:span text:style-name="T29"><text:s/></text:span><text:span text:style-name="T29">! [rejected] <text:s text:c="7"/>master -&gt; master (</text:span><text:span text:style-name="T31">fetch first</text:span><text:span text:style-name="T29">)</text:span></text:p>
          <text:p text:style-name="P23"><text:span text:style-name="T30">error: failed to push some refs to 'https://github.com/Bticino-Varese/sandbox1.git'</text:span></text:p>
          <text:p text:style-name="P23"><text:span text:style-name="T29">hint: Updates were rejected because the remote contains work that you do</text:span></text:p>
          <text:p text:style-name="P23"><text:span text:style-name="T29">hint: not have locally. This is usually caused by another repository pushing</text:span></text:p>
          <text:p text:style-name="P23"><text:span text:style-name="T29">hint: to the same ref. You may want to first merge the remote changes (e.g.,</text:span></text:p>
          <text:p text:style-name="P23"><text:span text:style-name="T29">hint: '</text:span><text:span text:style-name="T31">git pull</text:span><text:span text:style-name="T29">') before pushing again.</text:span></text:p>
          <text:p text:style-name="P23"><text:span text:style-name="T29">hint: See the 'Note about fast-forwards' in 'git push --help' for details.</text:span></text:p>
          <text:p text:style-name="P23"><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 conflitti</text:span></text:p>
              </text:list-item>
            </text:list>
          </draw:text-box>
        </draw:frame>
        <draw:frame presentation:style-name="pr10" draw:text-style-name="P8" draw:layer="layout" svg:width="25.018cm" svg:height="4.742cm" svg:x="1.398cm" svg:y="4.148cm" presentation:class="outline" presentation:user-transformed="true">
          <draw:text-box>
            <text:list text:style-name="L3">
              <text:list-header>
                <text:p text:style-name="P8">Immaginiamo ora che un secondo sviluppatore abbia creato un altro clone dallo stesso repository remoto, ed abbia fatto delle commit in locale mentre noi facevamo la push vista prima. Cosa succede se vuole a propria volta fare una push? </text:p>
              </text:list-header>
            </text:list>
          </draw:text-box>
        </draw:frame>
        <draw:frame presentation:style-name="pr11" draw:text-style-name="P8" draw:layer="layout" svg:width="25.018cm" svg:height="2.54cm" svg:x="1.398cm" svg:y="17.148cm" presentation:class="outline" presentation:user-transformed="true">
          <draw:text-box>
            <text:list text:style-name="L3">
              <text:list-header>
                <text:p text:style-name="P8"><text:span text:style-name="T17">L'helper ci aiuta, suggerendoci cosa avremmo dovuto fare prima di <text:s/>iniziare a lavorare (fetch), e cosa dobbiamo fare ora (pull).</text:span></text:p>
              </text:list-header>
            </text:list>
          </draw:text-box>
        </draw:frame>
        <presentation:notes draw:style-name="dp2">
          <draw:page-thumbnail draw:style-name="gr6" draw:layer="layout" svg:width="13.957cm" svg:height="10.465cm" svg:x="3.809cm" svg:y="2.121cm" draw:page-number="13" presentation:class="page"/>
          <draw:frame presentation:style-name="pr3" draw:text-style-name="P6" draw:layer="layout" svg:width="17.259cm" svg:height="12.56cm" svg:x="2.16cm" svg:y="13.268cm" presentation:class="notes" presentation:placeholder="true">
            <draw:text-box/>
          </draw:frame>
        </presentation:notes>
      </draw:page>
      <draw:page draw:name="page1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custom-shape draw:style-name="gr12" draw:text-style-name="P25" draw:layer="layout" svg:width="24.384cm" svg:height="4.792cm" svg:x="1.678cm" svg:y="6.38cm">
          <text:p text:style-name="P23"><text:span text:style-name="T29">$ git fetch</text:span></text:p>
          <text:p text:style-name="P23"><text:span text:style-name="T29"><text:s/></text:span><text:span text:style-name="T29">remote: Counting objects: 5, done.</text:span></text:p>
          <text:p text:style-name="P23"><text:span text:style-name="T29">remote: Compressing objects: 100% (2/2), done.</text:span></text:p>
          <text:p text:style-name="P23"><text:span text:style-name="T29">remote: Total 3 (delta 0), reused 3 (delta 0)</text:span></text:p>
          <text:p text:style-name="P23"><text:span text:style-name="T29">Unpacking objects: 100% (3/3), done.</text:span></text:p>
          <text:p text:style-name="P23"><text:span text:style-name="T29">$</text:span></text:p>
          <text:p text:style-name="P23"><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text:span></text:p>
              </text:list-item>
            </text:list>
          </draw:text-box>
        </draw:frame>
        <draw:frame presentation:style-name="pr2" draw:text-style-name="P21" draw:layer="layout" svg:width="25.018cm" svg:height="1.934cm" svg:x="1.398cm" svg:y="4.162cm" presentation:class="outline" presentation:user-transformed="true">
          <draw:text-box>
            <text:list text:style-name="L3">
              <text:list-header>
                <text:p><text:span text:style-name="T32">Fetch</text:span><text:span text:style-name="T22">: download delle differenze tra locale e remoto, ma senza operare un </text:span><text:span text:style-name="T23">merge.</text:span></text:p>
              </text:list-header>
            </text:list>
          </draw:text-box>
        </draw:frame>
        <draw:frame presentation:style-name="pr2" draw:text-style-name="P21" draw:layer="layout" svg:width="25.018cm" svg:height="1.948cm" svg:x="1.398cm" svg:y="11.848cm" presentation:class="outline" presentation:user-transformed="true">
          <draw:text-box>
            <text:list text:style-name="L3">
              <text:list-header>
                <text:p><text:span text:style-name="T32">Pull</text:span><text:span text:style-name="T23">: </text:span><text:span text:style-name="T28">download delle differenze tra locale e remoto, con successiva merge automatica (se non ci sono conflitti!!)</text:span></text:p>
              </text:list-header>
            </text:list>
          </draw:text-box>
        </draw:frame>
        <draw:custom-shape draw:style-name="gr13" draw:text-style-name="P25" draw:layer="layout" svg:width="24.384cm" svg:height="4.792cm" svg:x="1.678cm" svg:y="14.58cm">
          <text:p text:style-name="P23"><text:span text:style-name="T29">$ git pull</text:span></text:p>
          <text:p text:style-name="P23"><text:span text:style-name="T29"><text:s/></text:span><text:span text:style-name="T29">Auto-merging test.txt</text:span></text:p>
          <text:p text:style-name="P23"><text:span text:style-name="T29">CONFLICT (content): Merge conflict in test.txt</text:span></text:p>
          <text:p text:style-name="P23"><text:span text:style-name="T29">Automatic merge failed; fix conflicts and then commit the result.</text:span></text:p>
          <text:p text:style-name="P23"><text:span text:style-name="T29">$</text:span></text:p>
          <draw:enhanced-geometry svg:viewBox="0 0 21600 21600" draw:mirror-horizontal="false" draw:mirror-vertical="false" draw:type="rectangle" draw:enhanced-path="M 0 0 L 21600 0 21600 21600 0 21600 0 0 Z N"/>
        </draw:custom-shape>
        <draw:custom-shape draw:style-name="gr14" draw:text-style-name="P25" draw:layer="layout" svg:width="24.384cm" svg:height="4.792cm" svg:x="1.678cm" svg:y="6.38cm">
          <text:p text:style-name="P23"><text:span text:style-name="T29">$ git fetch</text:span></text:p>
          <text:p text:style-name="P23"><text:span text:style-name="T29"><text:s/></text:span><text:span text:style-name="T29">remote: Counting objects: 5, done.</text:span></text:p>
          <text:p text:style-name="P23"><text:span text:style-name="T29">remote: Compressing objects: 100% (2/2), done.</text:span></text:p>
          <text:p text:style-name="P23"><text:span text:style-name="T29">remote: Total 3 (delta 0), reused 3 (delta 0)</text:span></text:p>
          <text:p text:style-name="P23"><text:span text:style-name="T29">Unpacking objects: 100% (3/3), done.</text:span></text:p>
          <text:p text:style-name="P23"><text:span text:style-name="T29">$</text:span></text:p>
          <text:p text:style-name="P23"><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57cm" svg:height="10.465cm" svg:x="3.809cm" svg:y="2.121cm" draw:page-number="14" presentation:class="page"/>
          <draw:frame presentation:style-name="pr3" draw:text-style-name="P6" draw:layer="layout" svg:width="17.259cm" svg:height="12.56cm" svg:x="2.16cm" svg:y="13.268cm" presentation:class="notes" presentation:placeholder="true">
            <draw:text-box/>
          </draw:frame>
        </presentation:notes>
      </draw:page>
      <draw:page draw:name="page1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Repository remoti</text:span></text:p>
              </text:list-item>
            </text:list>
          </draw:text-box>
        </draw:frame>
        <draw:frame presentation:style-name="pr2" draw:text-style-name="P21" draw:layer="layout" svg:width="25.018cm" svg:height="1.934cm" svg:x="1.398cm" svg:y="4.162cm" presentation:class="outline" presentation:user-transformed="true">
          <draw:text-box>
            <text:list text:style-name="L3">
              <text:list-header>
                <text:p><text:span text:style-name="T22">Il file che genera il conflitto viene “decorato” automaticamente con le indicazioni necessarie a risolvere la disputa</text:span></text:p>
              </text:list-header>
            </text:list>
          </draw:text-box>
        </draw:frame>
        <draw:frame presentation:style-name="pr2" draw:text-style-name="P21" draw:layer="layout" svg:width="25.018cm" svg:height="1.948cm" svg:x="1.652cm" svg:y="13.038cm" presentation:class="outline" presentation:user-transformed="true">
          <draw:text-box>
            <text:list text:style-name="L3">
              <text:list-header>
                <text:p><text:span text:style-name="T28">Risolto il conflitto, facciamo la commit riparatrice ed infine salviamo il tutto nel repository remoto</text:span></text:p>
              </text:list-header>
            </text:list>
          </draw:text-box>
        </draw:frame>
        <draw:custom-shape draw:style-name="gr15" draw:text-style-name="P25" draw:layer="layout" svg:width="24.384cm" svg:height="5.554cm" svg:x="1.778cm" svg:y="15.02cm">
          <text:p text:style-name="P23"><text:span text:style-name="T29">$ git add test.txt</text:span></text:p>
          <text:p text:style-name="P23"><text:span text:style-name="T29">$ git commit -m “Conflict resolved”</text:span></text:p>
          <text:p text:style-name="P23"><text:span text:style-name="T29">$ </text:span><text:span text:style-name="T30">git push </text:span></text:p>
          <text:p text:style-name="P23"><text:span text:style-name="T30">(...)</text:span></text:p>
          <text:p text:style-name="P23"><text:span text:style-name="T30">To https://github.com/Bticino-Varese/sandbox1.git</text:span></text:p>
          <text:p text:style-name="P23"><text:span text:style-name="T30"><text:s text:c="3"/></text:span><text:span text:style-name="T30">4147529..5f38757 <text:s/>master -&gt; master</text:span></text:p>
          <text:p text:style-name="P23"><text:span text:style-name="T29">$</text:span></text:p>
          <draw:enhanced-geometry svg:viewBox="0 0 21600 21600" draw:mirror-horizontal="false" draw:mirror-vertical="false" draw:type="rectangle" draw:enhanced-path="M 0 0 L 21600 0 21600 21600 0 21600 0 0 Z N"/>
        </draw:custom-shape>
        <draw:custom-shape draw:style-name="gr16" draw:text-style-name="P25" draw:layer="layout" svg:width="24.384cm" svg:height="6.172cm" svg:x="1.748cm" svg:y="6.274cm">
          <text:p text:style-name="P23"><text:span text:style-name="T29">$ vi test.txt</text:span></text:p>
          <text:p text:style-name="P23"><text:span text:style-name="T29"><text:s/></text:span><text:span text:style-name="T29">riga 1</text:span></text:p>
          <text:p text:style-name="P23"><text:span text:style-name="T29">&lt;&lt;&lt;&lt;&lt;&lt;&lt; HEAD</text:span></text:p>
          <text:p text:style-name="P23"><text:span text:style-name="T29">riga 2 da user2</text:span></text:p>
          <text:p text:style-name="P23"><text:span text:style-name="T29">=======</text:span></text:p>
          <text:p text:style-name="P23"><text:span text:style-name="T29">riga2 by user1</text:span></text:p>
          <text:p text:style-name="P23"><text:span text:style-name="T29">&gt;&gt;&gt;&gt;&gt;&gt;&gt; 4147529a1246ce87e7578b9fd5ed922de5bf3c91</text:span></text:p>
          <text:p text:style-name="P23"><text:span text:style-name="T29">...</text:span></text:p>
          <text:p text:style-name="P23"><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57cm" svg:height="10.465cm" svg:x="3.809cm" svg:y="2.121cm" draw:page-number="15" presentation:class="page"/>
          <draw:frame presentation:style-name="pr3" draw:text-style-name="P6" draw:layer="layout" svg:width="17.259cm" svg:height="12.56cm" svg:x="2.16cm" svg:y="13.268cm" presentation:class="notes" presentation:placeholder="true">
            <draw:text-box/>
          </draw:frame>
        </presentation:notes>
      </draw:page>
      <draw:page draw:name="page1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Tags remote</text:span></text:p>
              </text:list-item>
            </text:list>
          </draw:text-box>
        </draw:frame>
        <draw:frame presentation:style-name="pr2" draw:text-style-name="P21" draw:layer="layout" svg:width="25.018cm" svg:height="1.934cm" svg:x="1.398cm" svg:y="4.162cm" presentation:class="outline" presentation:user-transformed="true">
          <draw:text-box>
            <text:list text:style-name="L3">
              <text:list-header>
                <text:p><text:span text:style-name="T22">Le tags che utilizziamo nel repository locale non vengono automaticamente copiate nel repository remoto </text:span></text:p>
              </text:list-header>
            </text:list>
          </draw:text-box>
        </draw:frame>
        <draw:frame presentation:style-name="pr2" draw:text-style-name="P21" draw:layer="layout" svg:width="25.018cm" svg:height="1.948cm" svg:x="1.652cm" svg:y="13.038cm" presentation:class="outline" presentation:user-transformed="true">
          <draw:text-box>
            <text:list text:style-name="L3">
              <text:list-header>
                <text:p><text:span text:style-name="T28">Per memorizzarle anche nel repository remoto, è necessario dichiararlo esplicitamente</text:span></text:p>
              </text:list-header>
            </text:list>
          </draw:text-box>
        </draw:frame>
        <draw:custom-shape draw:style-name="gr17" draw:text-style-name="P25" draw:layer="layout" svg:width="24.384cm" svg:height="5.554cm" svg:x="1.778cm" svg:y="15.02cm">
          <text:p text:style-name="P23"><text:span text:style-name="T29">$ git push --tags</text:span></text:p>
          <text:p text:style-name="P23"><text:span text:style-name="T29">Total 0 (delta 0), reused 0 (delta 0)</text:span></text:p>
          <text:p text:style-name="P23"><text:span text:style-name="T29">To https://github.com/Bticino-Varese/sandbox1.git</text:span></text:p>
          <text:p text:style-name="P23"><text:span text:style-name="T29"><text:s/></text:span><text:span text:style-name="T29">* [new tag] <text:s text:c="8"/>TAG_REMOTA -&gt; TAG_REMOTA</text:span></text:p>
          <text:p text:style-name="P23"><text:span text:style-name="T29">$</text:span></text:p>
          <text:p text:style-name="P23"><text:span text:style-name="T29"/></text:p>
          <draw:enhanced-geometry svg:viewBox="0 0 21600 21600" draw:mirror-horizontal="false" draw:mirror-vertical="false" draw:type="rectangle" draw:enhanced-path="M 0 0 L 21600 0 21600 21600 0 21600 0 0 Z N"/>
        </draw:custom-shape>
        <draw:custom-shape draw:style-name="gr18" draw:text-style-name="P25" draw:layer="layout" svg:width="24.384cm" svg:height="6.172cm" svg:x="1.748cm" svg:y="6.274cm">
          <text:p text:style-name="P23"><text:span text:style-name="T29">$ git tag TAG_REMOTA</text:span></text:p>
          <text:p text:style-name="P23"><text:span text:style-name="T29">$ git tag</text:span></text:p>
          <text:p text:style-name="P23"><text:span text:style-name="T29">...</text:span></text:p>
          <text:p text:style-name="P23"><text:span text:style-name="T29">TAG_REMOTA</text:span></text:p>
          <text:p text:style-name="P23"><text:span text:style-name="T29">$ </text:span></text:p>
          <text:p text:style-name="P23"><text:span text:style-name="T29"/></text:p>
          <text:p text:style-name="P23"><text:span text:style-name="T29"/></text:p>
          <text:p text:style-name="P23"><text:span text:style-name="T29"/></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57cm" svg:height="10.465cm" svg:x="3.809cm" svg:y="2.121cm" draw:page-number="16" presentation:class="page"/>
          <draw:frame presentation:style-name="pr3" draw:text-style-name="P6" draw:layer="layout" svg:width="17.259cm" svg:height="12.56cm" svg:x="2.16cm" svg:y="13.268cm" presentation:class="notes" presentation:placeholder="true">
            <draw:text-box/>
          </draw:frame>
        </presentation:notes>
      </draw:page>
      <draw:page draw:name="page17" draw:style-name="dp1" draw:master-page-name="Bticino" presentation:presentation-page-layout-name="AL1T1">
        <office:forms form:automatic-focus="false" form:apply-design-mode="false"/>
        <draw:custom-shape draw:style-name="gr4" draw:text-style-name="P2" xml:id="id7" draw:id="id7" draw:layer="layout" svg:width="10.84cm" svg:height="3.138cm" svg:x="6.432cm" svg:y="13.9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Patch</text:span></text:p>
              </text:list-item>
            </text:list>
          </draw:text-box>
        </draw:frame>
        <draw:frame presentation:style-name="pr2" draw:text-style-name="P21" draw:layer="layout" svg:width="25.018cm" svg:height="3.204cm" svg:x="1.144cm" svg:y="3.908cm" presentation:class="outline" presentation:user-transformed="true">
          <draw:text-box>
            <text:list text:style-name="L3">
              <text:list-header>
                <text:p><text:span text:style-name="T22">Supponiamo che lo sviluppatore </text:span><text:span text:style-name="T23">A</text:span><text:span text:style-name="T22"> cloni un repository remoto ed inizi a lavorare. Improvvisamente, per qualche motivo, deve lasciare l'attività in corso e passarla allo sviluppatore </text:span><text:span text:style-name="T23">B</text:span><text:span text:style-name="T28">...</text:span><text:span text:style-name="T22"> <text:s/></text:span></text:p>
              </text:list-header>
            </text:list>
          </draw:text-box>
        </draw:frame>
        <draw:frame draw:style-name="gr19" draw:text-style-name="P26" draw:layer="layout" svg:width="2.794cm" svg:height="0.84cm" svg:x="6.808cm" svg:y="15.417cm">
          <draw:text-box>
            <text:p><text:span text:style-name="T33">B devel</text:span></text:p>
          </draw:text-box>
        </draw:frame>
        <draw:custom-shape draw:style-name="gr4" draw:text-style-name="P2" xml:id="id5" draw:id="id5" draw:layer="layout" svg:width="2.286cm" svg:height="2.286cm" svg:x="2.032cm" svg:y="7.3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8" draw:text-style-name="P2" draw:layer="layout" svg:width="6.454cm" svg:height="0.96cm" svg:x="4.622cm" svg:y="7.677cm">
          <draw:text-box>
            <text:p text:style-name="P2"><text:span text:style-name="T16">Repository bare (.git)</text:span></text:p>
          </draw:text-box>
        </draw:frame>
        <draw:custom-shape draw:style-name="gr4" draw:text-style-name="P2" xml:id="id6" draw:id="id6" draw:layer="layout" svg:width="10.668cm" svg:height="3.138cm" svg:x="6.432cm" svg:y="9.0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0" draw:text-style-name="P26" draw:layer="layout" svg:width="2.794cm" svg:height="0.84cm" svg:x="6.808cm" svg:y="10.605cm">
          <draw:text-box>
            <text:p><text:span text:style-name="T33">A devel</text:span></text:p>
          </draw:text-box>
        </draw:frame>
        <draw:custom-shape draw:style-name="gr21" draw:text-style-name="P17" xml:id="id3" draw:id="id3" draw:layer="layout" svg:width="1.016cm" svg:height="1.016cm" svg:x="10.4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016cm" svg:height="1.016cm" svg:x="12.4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xml:id="id1" draw:id="id1" draw:layer="layout" svg:width="1.016cm" svg:height="1.016cm" svg:x="14.52cm" svg:y="10.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1.436cm" svg:y1="11.08cm" svg:x2="12.42cm" svg:y2="11.08cm">
          <text:p/>
        </draw:line>
        <draw:line draw:style-name="gr22" draw:text-style-name="P27" draw:layer="layout" svg:x1="13.436cm" svg:y1="11.08cm" svg:x2="14.52cm" svg:y2="11.08cm">
          <text:p/>
        </draw:line>
        <draw:frame draw:style-name="gr8" draw:text-style-name="P2" draw:layer="layout" svg:width="6.454cm" svg:height="0.96cm" svg:x="17.322cm" svg:y="9.577cm">
          <draw:text-box>
            <text:p text:style-name="P2"><text:span text:style-name="T16">Repository locale di A</text:span></text:p>
          </draw:text-box>
        </draw:frame>
        <draw:frame draw:style-name="gr8" draw:text-style-name="P2" draw:layer="layout" svg:width="6.454cm" svg:height="0.96cm" svg:x="17.322cm" svg:y="14.277cm">
          <draw:text-box>
            <text:p text:style-name="P2"><text:span text:style-name="T16">Repository locale di B</text:span></text:p>
          </draw:text-box>
        </draw:frame>
        <draw:custom-shape draw:style-name="gr23" draw:text-style-name="P2" draw:layer="layout" svg:width="2.794cm" svg:height="3.048cm" draw:transform="rotate (-1.51302592855388) translate (19.81cm 11.2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2" draw:layer="layout" svg:width="1.213cm" svg:height="0.96cm" svg:x="20.123cm" svg:y="12.248cm">
          <draw:text-box>
            <text:p text:style-name="P2"><text:span text:style-name="T16">?</text:span></text:p>
          </draw:text-box>
        </draw:frame>
        <draw:frame draw:style-name="gr24" draw:text-style-name="P28" xml:id="id2" draw:id="id2" draw:layer="layout" svg:width="1.646cm" svg:height="0.722cm" svg:x="16.002cm" svg:y="9.398cm">
          <draw:text-box>
            <text:p text:style-name="P2"><text:span text:style-name="T34">HEAD</text:span></text:p>
          </draw:text-box>
        </draw:frame>
        <draw:connector draw:style-name="gr25" draw:layer="layout" draw:type="curve" svg:x1="15.028cm" svg:y1="10.605cm" svg:x2="16.002cm" svg:y2="9.759cm" draw:start-shape="id1" draw:start-glue-point="4" draw:end-shape="id2" draw:end-glue-point="3" svg:d="m15028 10605c0-564 324-846 974-846" svg:viewBox="0 0 975 847">
          <text:p/>
        </draw:connector>
        <draw:frame draw:style-name="gr26" draw:text-style-name="P28" xml:id="id4" draw:id="id4" draw:layer="layout" svg:width="1.428cm" svg:height="0.722cm" svg:x="11.96cm" svg:y="9.398cm">
          <draw:text-box>
            <text:p text:style-name="P2"><text:span text:style-name="T34">V1.0</text:span></text:p>
          </draw:text-box>
        </draw:frame>
        <draw:connector draw:style-name="gr25" draw:layer="layout" draw:type="curve" svg:x1="10.928cm" svg:y1="10.605cm" svg:x2="11.96cm" svg:y2="9.759cm" draw:start-shape="id3" draw:start-glue-point="4" draw:end-shape="id4" draw:end-glue-point="3" svg:d="m10928 10605c0-564 344-846 1032-846" svg:viewBox="0 0 1033 847">
          <text:p/>
        </draw:connector>
        <draw:connector draw:style-name="gr25" draw:layer="layout" draw:type="curve" svg:x1="3.175cm" svg:y1="9.652cm" svg:x2="6.432cm" svg:y2="10.623cm" draw:start-shape="id5" draw:start-glue-point="7" draw:end-shape="id6" draw:end-glue-point="6" svg:d="m3175 9652c0 648 1085 971 3257 971" svg:viewBox="0 0 3258 972">
          <text:p/>
        </draw:connector>
        <draw:connector draw:style-name="gr25" draw:layer="layout" draw:type="curve" svg:x1="3.175cm" svg:y1="9.652cm" svg:x2="6.432cm" svg:y2="15.535cm" draw:start-shape="id5" draw:start-glue-point="7" draw:end-shape="id7" draw:end-glue-point="6" svg:d="m3175 9652c0 3922 1085 5883 3257 5883" svg:viewBox="0 0 3258 5884">
          <text:p/>
        </draw:connector>
        <draw:custom-shape draw:style-name="gr27" draw:text-style-name="P17" draw:layer="layout" svg:width="1.016cm" svg:height="1.016cm" svg:x="10.42cm" svg:y="15.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8" xml:id="id8" draw:id="id8" draw:layer="layout" svg:width="1.428cm" svg:height="0.722cm" svg:x="11.96cm" svg:y="14.199cm">
          <draw:text-box>
            <text:p text:style-name="P2"><text:span text:style-name="T34">V1.0</text:span></text:p>
          </draw:text-box>
        </draw:frame>
        <draw:connector draw:style-name="gr25" draw:layer="layout" draw:type="curve" svg:x1="10.928cm" svg:y1="15.406cm" svg:x2="11.96cm" svg:y2="14.56cm" draw:end-shape="id8" draw:end-glue-point="3" svg:d="m10928 15406c399 0-117-846 1032-846" svg:viewBox="0 0 1033 847">
          <text:p/>
        </draw:connector>
        <presentation:notes draw:style-name="dp2">
          <draw:page-thumbnail draw:style-name="gr6" draw:layer="layout" svg:width="13.957cm" svg:height="10.465cm" svg:x="3.809cm" svg:y="2.121cm" draw:page-number="17" presentation:class="page"/>
          <draw:frame presentation:style-name="pr3" draw:text-style-name="P6" draw:layer="layout" svg:width="17.259cm" svg:height="12.56cm" svg:x="2.16cm" svg:y="13.268cm" presentation:class="notes" presentation:placeholder="true">
            <draw:text-box/>
          </draw:frame>
        </presentation:notes>
      </draw:page>
      <draw:page draw:name="page18" draw:style-name="dp1" draw:master-page-name="Bticino" presentation:presentation-page-layout-name="AL1T1">
        <office:forms form:automatic-focus="false" form:apply-design-mode="false"/>
        <draw:custom-shape draw:style-name="gr4" draw:text-style-name="P2" draw:layer="layout" svg:width="10.84cm" svg:height="3.138cm" svg:x="6.932cm" svg:y="15.0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Patch</text:span></text:p>
              </text:list-item>
            </text:list>
          </draw:text-box>
        </draw:frame>
        <draw:frame presentation:style-name="pr2" draw:text-style-name="P21" draw:layer="layout" svg:width="25.018cm" svg:height="3.712cm" svg:x="1.144cm" svg:y="3.908cm" presentation:class="outline" presentation:user-transformed="true">
          <draw:text-box>
            <text:list text:style-name="L3">
              <text:list-header>
                <text:p><text:span text:style-name="T22">Le modifiche fatte da A sono ancora instabili, ed è meglio che non vengano salvate nel repository bare. Con Git si può creare una patch, che è un file di testo che elenca le modifiche fatte da A, da un certo punto in poi. B prende questo file e lo applica al proprio repository locale</text:span></text:p>
              </text:list-header>
            </text:list>
          </draw:text-box>
        </draw:frame>
        <draw:frame draw:style-name="gr19" draw:text-style-name="P26" draw:layer="layout" svg:width="2.794cm" svg:height="0.84cm" svg:x="7.308cm" svg:y="16.517cm">
          <draw:text-box>
            <text:p><text:span text:style-name="T33">B devel</text:span></text:p>
          </draw:text-box>
        </draw:frame>
        <draw:custom-shape draw:style-name="gr4" draw:text-style-name="P2" draw:layer="layout" svg:width="10.668cm" svg:height="3.138cm" svg:x="6.932cm" svg:y="7.9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0" draw:text-style-name="P26" draw:layer="layout" svg:width="2.794cm" svg:height="0.84cm" svg:x="7.308cm" svg:y="9.505cm">
          <draw:text-box>
            <text:p><text:span text:style-name="T33">A devel</text:span></text:p>
          </draw:text-box>
        </draw:frame>
        <draw:custom-shape draw:style-name="gr21" draw:text-style-name="P17" xml:id="id11" draw:id="id11" draw:layer="layout" svg:width="1.016cm" svg:height="1.016cm" svg:x="10.9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016cm" svg:height="1.016cm" svg:x="12.9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xml:id="id9" draw:id="id9" draw:layer="layout" svg:width="1.016cm" svg:height="1.016cm" svg:x="15.02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11.936cm" svg:y1="9.98cm" svg:x2="12.92cm" svg:y2="9.98cm">
          <text:p/>
        </draw:line>
        <draw:line draw:style-name="gr22" draw:text-style-name="P27" draw:layer="layout" svg:x1="13.936cm" svg:y1="9.98cm" svg:x2="15.02cm" svg:y2="9.98cm">
          <text:p/>
        </draw:line>
        <draw:frame draw:style-name="gr8" draw:text-style-name="P4" draw:layer="layout" svg:width="6.454cm" svg:height="0.96cm" svg:x="1.412cm" svg:y="7.45cm">
          <draw:text-box>
            <text:p text:style-name="P4"><text:span text:style-name="T16">Repository locale di A</text:span></text:p>
          </draw:text-box>
        </draw:frame>
        <draw:frame draw:style-name="gr8" draw:text-style-name="P4" draw:layer="layout" svg:width="6.454cm" svg:height="0.96cm" svg:x="1.412cm" svg:y="14.618cm">
          <draw:text-box>
            <text:p text:style-name="P4"><text:span text:style-name="T16">Repository locale di B</text:span></text:p>
          </draw:text-box>
        </draw:frame>
        <draw:frame draw:style-name="gr24" draw:text-style-name="P28" xml:id="id10" draw:id="id10" draw:layer="layout" svg:width="1.646cm" svg:height="0.722cm" svg:x="16.502cm" svg:y="8.298cm">
          <draw:text-box>
            <text:p text:style-name="P2"><text:span text:style-name="T34">HEAD</text:span></text:p>
          </draw:text-box>
        </draw:frame>
        <draw:connector draw:style-name="gr25" draw:layer="layout" draw:type="curve" svg:x1="15.528cm" svg:y1="9.505cm" svg:x2="16.502cm" svg:y2="8.659cm" draw:start-shape="id9" draw:start-glue-point="4" draw:end-shape="id10" draw:end-glue-point="3" svg:d="m15528 9505c0-564 324-846 974-846" svg:viewBox="0 0 975 847">
          <text:p/>
        </draw:connector>
        <draw:frame draw:style-name="gr26" draw:text-style-name="P28" xml:id="id12" draw:id="id12" draw:layer="layout" svg:width="1.428cm" svg:height="0.722cm" svg:x="12.46cm" svg:y="8.298cm">
          <draw:text-box>
            <text:p text:style-name="P2"><text:span text:style-name="T34">V1.0</text:span></text:p>
          </draw:text-box>
        </draw:frame>
        <draw:connector draw:style-name="gr25" draw:layer="layout" draw:type="curve" svg:x1="11.428cm" svg:y1="9.505cm" svg:x2="12.46cm" svg:y2="8.659cm" draw:start-shape="id11" draw:start-glue-point="4" draw:end-shape="id12" draw:end-glue-point="3" svg:d="m11428 9505c0-564 344-846 1032-846" svg:viewBox="0 0 1033 847">
          <text:p/>
        </draw:connector>
        <draw:custom-shape draw:style-name="gr21" draw:text-style-name="P17" draw:layer="layout" svg:width="1.016cm" svg:height="1.016cm" svg:x="19.4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016cm" svg:height="1.016cm" svg:x="21.5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7" draw:layer="layout" svg:x1="20.436cm" svg:y1="12.68cm" svg:x2="21.52cm" svg:y2="12.68cm">
          <text:p/>
        </draw:line>
        <draw:frame draw:style-name="gr8" draw:text-style-name="P2" draw:layer="layout" svg:width="3.66cm" svg:height="0.96cm" svg:x="23.002cm" svg:y="12.22cm">
          <draw:text-box>
            <text:p text:style-name="P2"><text:span text:style-name="T16">A.patch</text:span></text:p>
          </draw:text-box>
        </draw:frame>
        <draw:custom-shape draw:style-name="gr27" draw:text-style-name="P17" draw:layer="layout" svg:width="1.016cm" svg:height="1.016cm" svg:x="10.92cm" svg:y="16.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8" xml:id="id13" draw:id="id13" draw:layer="layout" svg:width="1.428cm" svg:height="0.722cm" svg:x="12.46cm" svg:y="15.299cm">
          <draw:text-box>
            <text:p text:style-name="P2"><text:span text:style-name="T34">V1.0</text:span></text:p>
          </draw:text-box>
        </draw:frame>
        <draw:connector draw:style-name="gr25" draw:layer="layout" draw:type="curve" svg:x1="11.428cm" svg:y1="16.506cm" svg:x2="12.46cm" svg:y2="15.66cm" draw:end-shape="id13" draw:end-glue-point="3" svg:d="m11428 16506c399 0-117-846 1032-846" svg:viewBox="0 0 1033 847">
          <text:p/>
        </draw:connector>
        <draw:custom-shape draw:style-name="gr4" draw:text-style-name="P2" draw:layer="layout" svg:width="1.524cm" svg:height="2.032cm" draw:transform="rotate (0.911410935391439) translate (16.502cm 11.9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 draw:layer="layout" svg:width="4.064cm" svg:height="1.466cm" svg:x="12.438cm" svg:y="16.26cm">
          <text:p/>
          <draw:enhanced-geometry svg:viewBox="0 0 21600 21600" draw:type="rectangle" draw:enhanced-path="M 0 0 L 21600 0 21600 21600 0 21600 0 0 Z N"/>
        </draw:custom-shape>
        <draw:custom-shape draw:style-name="gr29" draw:text-style-name="P17" draw:layer="layout" svg:width="1.016cm" svg:height="1.016cm" svg:x="12.92cm" svg:y="1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7" draw:layer="layout" svg:width="1.016cm" svg:height="1.016cm" svg:x="15.02cm" svg:y="16.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27" draw:layer="layout" svg:x1="13.936cm" svg:y1="16.98cm" svg:x2="15.02cm" svg:y2="16.98cm">
          <text:p/>
        </draw:line>
        <draw:custom-shape draw:style-name="gr28" draw:text-style-name="P2" draw:layer="layout" svg:width="4.064cm" svg:height="1.956cm" svg:x="18.938cm" svg:y="11.76cm">
          <text:p/>
          <draw:enhanced-geometry svg:viewBox="0 0 21600 21600" draw:type="rectangle" draw:enhanced-path="M 0 0 L 21600 0 21600 21600 0 21600 0 0 Z N"/>
        </draw:custom-shape>
        <draw:custom-shape draw:style-name="gr29" draw:text-style-name="P17" draw:layer="layout" svg:width="1.016cm" svg:height="1.016cm" svg:x="19.4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7" draw:layer="layout" svg:width="1.016cm" svg:height="1.016cm" svg:x="21.52cm" svg:y="12.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27" draw:layer="layout" svg:x1="20.436cm" svg:y1="12.68cm" svg:x2="21.52cm" svg:y2="12.68cm">
          <text:p/>
        </draw:line>
        <draw:custom-shape draw:style-name="gr4" draw:text-style-name="P2" draw:layer="layout" svg:width="1.524cm" svg:height="2.032cm" draw:transform="rotate (-0.74176493209759) translate (17.996cm 13.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 draw:text-style-name="P27" draw:layer="layout" svg:x1="11.964cm" svg:y1="17.07cm" svg:x2="12.948cm" svg:y2="17.07cm">
          <text:p/>
        </draw:line>
        <draw:frame draw:style-name="gr32" draw:text-style-name="P29" draw:layer="layout" svg:width="11.864cm" svg:height="0.801cm" svg:x="4.392cm" svg:y="11.43cm">
          <draw:text-box>
            <text:p text:style-name="P4"><text:span text:style-name="T35">git format-patch - - stdout origin&gt; A_work.patch </text:span></text:p>
          </draw:text-box>
        </draw:frame>
        <draw:frame draw:style-name="gr32" draw:text-style-name="P29" draw:layer="layout" svg:width="7.366cm" svg:height="0.801cm" svg:x="18.542cm" svg:y="14.422cm">
          <draw:text-box>
            <text:p text:style-name="P4"><text:span text:style-name="T35">git apply - - stat A.patch</text:span></text:p>
          </draw:text-box>
        </draw:frame>
        <draw:frame draw:style-name="gr32" draw:text-style-name="P29" draw:layer="layout" svg:width="8.128cm" svg:height="0.801cm" svg:x="18.542cm" svg:y="15.223cm">
          <draw:text-box>
            <text:p text:style-name="P4"><text:span text:style-name="T35">git apply - - check A.patch</text:span></text:p>
          </draw:text-box>
        </draw:frame>
        <draw:frame draw:style-name="gr32" draw:text-style-name="P29" draw:layer="layout" svg:width="8.128cm" svg:height="0.801cm" svg:x="18.542cm" svg:y="16.024cm">
          <draw:text-box>
            <text:p text:style-name="P4"><text:span text:style-name="T35">git am - - signoff &lt; A.patch</text:span></text:p>
          </draw:text-box>
        </draw:frame>
        <draw:custom-shape draw:style-name="gr10" draw:text-style-name="P17" draw:layer="layout" svg:width="8.382cm" svg:height="1.778cm" svg:x="0.508cm" svg:y="12.7cm">
          <text:p text:style-name="P2"><text:span text:style-name="T16">Tutte le commit nel </text:span><text:span text:style-name="T16"><text:line-break/></text:span><text:span text:style-name="T16">branch che</text:span><text:span text:style-name="T36"> non sono</text:span><text:span text:style-name="T16"> in </text:span><text:span text:style-name="T36">origin</text:span></text:p>
          <draw:enhanced-geometry svg:viewBox="0 0 21600 21600" draw:text-areas="800 800 20800 20800" draw:type="round-rectangular-callout" draw:modifiers="27765.907193129 -6325.80101180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57cm" svg:height="10.465cm" svg:x="3.809cm" svg:y="2.121cm" draw:page-number="18" presentation:class="page"/>
          <draw:frame presentation:style-name="pr3" draw:text-style-name="P6" draw:layer="layout" svg:width="17.259cm" svg:height="12.56cm" svg:x="2.16cm" svg:y="13.268cm" presentation:class="notes" presentation:placeholder="true">
            <draw:text-box/>
          </draw:frame>
        </presentation:notes>
      </draw:page>
      <draw:page draw:name="page19"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text-style-name="P20" draw:layer="layout" svg:width="25.018cm" svg:height="1.514cm" svg:x="1.398cm" svg:y="2.648cm" presentation:class="outline" presentation:user-transformed="true">
          <draw:text-box>
            <text:list text:style-name="L2">
              <text:list-item>
                <text:p><text:span text:style-name="T21">Patch</text:span></text:p>
              </text:list-item>
            </text:list>
          </draw:text-box>
        </draw:frame>
        <draw:custom-shape draw:style-name="gr33" draw:text-style-name="P25" draw:layer="layout" svg:width="25.376cm" svg:height="7.326cm" svg:x="1.548cm" svg:y="4.274cm">
          <text:p text:style-name="P23"><text:span text:style-name="T29">$ git tag</text:span></text:p>
          <text:p text:style-name="P23"><text:span text:style-name="T29">...</text:span></text:p>
          <text:p text:style-name="P23"><text:span text:style-name="T29">V1.0</text:span></text:p>
          <text:p text:style-name="P23"><text:span text:style-name="T37">... &lt;A&gt; fa delle modifiche, le aggiunge all'area di stage e fa una commit</text:span></text:p>
          <text:p text:style-name="P23"><text:span text:style-name="T29">$ git commit -m “Prima commit”</text:span></text:p>
          <text:p text:style-name="P23"><text:span text:style-name="T37">... &lt;A&gt; fa delle altre modifiche, le aggiunge all'area di stage e fa una commit</text:span></text:p>
          <text:p text:style-name="P23"><text:span text:style-name="T29">$ git commit -m “Seconda commit”</text:span></text:p>
          <text:p text:style-name="P23"><text:span text:style-name="T37">... &lt;A&gt; prepara la patch da passare al collega</text:span></text:p>
          <text:p text:style-name="P23"><text:span text:style-name="T29">$ git format-patch –stdout origin &gt; A_work.txt</text:span></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draw:custom-shape draw:style-name="gr34" draw:text-style-name="P25" draw:layer="layout" svg:width="25.376cm" svg:height="7.326cm" svg:x="1.548cm" svg:y="12.574cm">
          <text:p text:style-name="P23"><text:span text:style-name="T37">... &lt;B&gt; ottiene la patch (allegato mail, usbstick, ftp, scp...) e ne verifica il contenuto</text:span></text:p>
          <text:p text:style-name="P23"><text:span text:style-name="T29">$ git apply - -stat A_work.txt </text:span></text:p>
          <text:p text:style-name="P23"><text:span text:style-name="T29">...</text:span></text:p>
          <text:p text:style-name="P23"><text:span text:style-name="T37">... &lt;B&gt; verifica che la patch non contenga errori</text:span></text:p>
          <text:p text:style-name="P23"><text:span text:style-name="T29">$ git apply - - check A_work.txt</text:span></text:p>
          <text:p text:style-name="P23"><text:span text:style-name="T29"/></text:p>
          <text:p text:style-name="P23"><text:span text:style-name="T37">... &lt;B&gt; applica la patch al proprio repository locale</text:span></text:p>
          <text:p text:style-name="P23"><text:span text:style-name="T29">$ git am - -signoff &lt; A_work.txt</text:span></text:p>
          <text:p text:style-name="P23"><text:span text:style-name="T29"><text:s/></text:span></text:p>
          <text:p text:style-name="P23"><text:span text:style-name="T29"/></text:p>
          <text:p text:style-name="P23"><text:span text:style-name="T29"/></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57cm" svg:height="10.465cm" svg:x="3.809cm" svg:y="2.121cm" draw:page-number="19" presentation:class="page"/>
          <draw:frame presentation:style-name="pr3" draw:text-style-name="P6"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3" draw:display-name="Dash 3"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117</meta:editing-cycles>
    <meta:editing-duration>P28DT18H26M7S</meta:editing-duration>
    <dc:date>2013-10-06T17:20:56</dc:date>
    <dc:creator>luigi talamona</dc:creator>
    <meta:generator>LibreOffice/3.6$Linux_x86 LibreOffice_project/2ef5aff-a6fb0ff-166bdff-cf087ad-0f1389</meta:generator>
    <meta:document-statistic meta:object-count="234"/>
  </office:meta>
</office:document-meta>
</file>